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8.0986in" fo:margin-left="-0.1889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5347in"/>
    </style:style>
    <style:style style:name="Table2.B" style:family="table-column">
      <style:table-column-properties style:column-width="0.4972in"/>
    </style:style>
    <style:style style:name="Table2.C" style:family="table-column">
      <style:table-column-properties style:column-width="0.2535in"/>
    </style:style>
    <style:style style:name="Table2.D" style:family="table-column">
      <style:table-column-properties style:column-width="0.4979in"/>
    </style:style>
    <style:style style:name="Table2.E" style:family="table-column">
      <style:table-column-properties style:column-width="0.2528in"/>
    </style:style>
    <style:style style:name="Table2.G" style:family="table-column">
      <style:table-column-properties style:column-width="0.2486in"/>
    </style:style>
    <style:style style:name="Table2.H" style:family="table-column">
      <style:table-column-properties style:column-width="0.5021in"/>
    </style:style>
    <style:style style:name="Table2.U" style:family="table-column">
      <style:table-column-properties style:column-width="0.3146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#a9a9a9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00000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style:vertical-align="middle" fo:background-color="#000000" fo:padding="0.0201in" fo:border="0.05pt solid #000000">
        <style:background-image/>
      </style:table-cell-properties>
    </style:style>
    <style:style style:name="Table2.H1" style:family="table-cell">
      <style:table-cell-properties style:vertical-align="middle" fo:background-color="#000000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A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E3" style:family="table-cell">
      <style:table-cell-properties style:vertical-align="middle" fo:background-color="#c0c0c0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2.F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G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H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I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J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K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L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M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N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O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P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Q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R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S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T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U3" style:family="table-cell">
      <style:table-cell-properties style:vertical-align="middle" fo:background-color="#c0c0c0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fo:background-color="transparent">
        <style:background-image/>
      </style:table-row-properties>
    </style:style>
    <style:style style:name="Table2.A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5" style:family="table-cell">
      <style:table-cell-properties style:vertical-align="middle" fo:background-color="#c0c0c0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2.E5" style:family="table-cell">
      <style:table-cell-properties style:vertical-align="middle" fo:background-color="#c0c0c0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6" style:family="table-row">
      <style:table-row-properties fo:background-color="transparent">
        <style:background-image/>
      </style:table-row-properties>
    </style:style>
    <style:style style:name="Table2.A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8" style:family="table-row">
      <style:table-row-properties fo:background-color="transparent">
        <style:background-image/>
      </style:table-row-properties>
    </style:style>
    <style:style style:name="Table2.A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10" style:family="table-row">
      <style:table-row-properties fo:background-color="transparent">
        <style:background-image/>
      </style:table-row-properties>
    </style:style>
    <style:style style:name="Table2.A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12" style:family="table-row">
      <style:table-row-properties fo:background-color="transparent">
        <style:background-image/>
      </style:table-row-properties>
    </style:style>
    <style:style style:name="Table2.A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A14" style:family="table-cell">
      <style:table-cell-properties style:vertical-align="middle" fo:background-color="#a9a9a9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D14" style:family="table-cell">
      <style:table-cell-properties style:vertical-align="middle" fo:background-color="#000000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2.E14" style:family="table-cell">
      <style:table-cell-properties style:vertical-align="middle" fo:background-color="#000000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15" style:family="table-row">
      <style:table-row-properties fo:background-color="transparent">
        <style:background-image/>
      </style:table-row-properties>
    </style:style>
    <style:style style:name="Table2.A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1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1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1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17" style:family="table-row">
      <style:table-row-properties fo:background-color="transparent">
        <style:background-image/>
      </style:table-row-properties>
    </style:style>
    <style:style style:name="Table2.A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1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1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1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19" style:family="table-row">
      <style:table-row-properties fo:background-color="transparent">
        <style:background-image/>
      </style:table-row-properties>
    </style:style>
    <style:style style:name="Table2.A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1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1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2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21" style:family="table-row">
      <style:table-row-properties fo:background-color="transparent">
        <style:background-image/>
      </style:table-row-properties>
    </style:style>
    <style:style style:name="Table2.A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2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2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23" style:family="table-row">
      <style:table-row-properties fo:background-color="transparent">
        <style:background-image/>
      </style:table-row-properties>
    </style:style>
    <style:style style:name="Table2.A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2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2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25" style:family="table-row">
      <style:table-row-properties fo:background-color="transparent">
        <style:background-image/>
      </style:table-row-properties>
    </style:style>
    <style:style style:name="Table2.A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2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2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27" style:family="table-cell">
      <style:table-cell-properties style:vertical-align="middle" fo:background-color="#a9a9a9" fo:padding="0.0201in" fo:border-left="none" fo:border-right="none" fo:border-top="0.05pt solid #000000" fo:border-bottom="0.05pt solid #000000" style:writing-mode="page">
        <style:background-image/>
      </style:table-cell-properties>
    </style:style>
    <style:style style:name="Table2.28" style:family="table-row">
      <style:table-row-properties style:min-row-height="0.041in" fo:background-color="transparent">
        <style:background-image/>
      </style:table-row-properties>
    </style:style>
    <style:style style:name="Table2.A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2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2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30" style:family="table-row">
      <style:table-row-properties fo:background-color="transparent">
        <style:background-image/>
      </style:table-row-properties>
    </style:style>
    <style:style style:name="Table2.A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3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3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3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32" style:family="table-row">
      <style:table-row-properties fo:background-color="transparent">
        <style:background-image/>
      </style:table-row-properties>
    </style:style>
    <style:style style:name="Table2.A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3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3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3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34" style:family="table-row">
      <style:table-row-properties fo:background-color="transparent">
        <style:background-image/>
      </style:table-row-properties>
    </style:style>
    <style:style style:name="Table2.A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3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3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3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36" style:family="table-row">
      <style:table-row-properties fo:background-color="transparent">
        <style:background-image/>
      </style:table-row-properties>
    </style:style>
    <style:style style:name="Table2.A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3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3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3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38" style:family="table-row">
      <style:table-row-properties fo:background-color="transparent">
        <style:background-image/>
      </style:table-row-properties>
    </style:style>
    <style:style style:name="Table2.A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3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3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3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41" style:family="table-row">
      <style:table-row-properties fo:background-color="transparent">
        <style:background-image/>
      </style:table-row-properties>
    </style:style>
    <style:style style:name="Table2.A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4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4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4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43" style:family="table-row">
      <style:table-row-properties fo:background-color="transparent">
        <style:background-image/>
      </style:table-row-properties>
    </style:style>
    <style:style style:name="Table2.A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4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4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4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45" style:family="table-row">
      <style:table-row-properties fo:background-color="transparent">
        <style:background-image/>
      </style:table-row-properties>
    </style:style>
    <style:style style:name="Table2.A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4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4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4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47" style:family="table-row">
      <style:table-row-properties fo:background-color="transparent">
        <style:background-image/>
      </style:table-row-properties>
    </style:style>
    <style:style style:name="Table2.A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4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4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4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49" style:family="table-row">
      <style:table-row-properties fo:background-color="transparent">
        <style:background-image/>
      </style:table-row-properties>
    </style:style>
    <style:style style:name="Table2.A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4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4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5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51" style:family="table-row">
      <style:table-row-properties fo:background-color="transparent">
        <style:background-image/>
      </style:table-row-properties>
    </style:style>
    <style:style style:name="Table2.A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5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5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5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54" style:family="table-row">
      <style:table-row-properties fo:background-color="transparent">
        <style:background-image/>
      </style:table-row-properties>
    </style:style>
    <style:style style:name="Table2.A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5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5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5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56" style:family="table-row">
      <style:table-row-properties fo:background-color="transparent">
        <style:background-image/>
      </style:table-row-properties>
    </style:style>
    <style:style style:name="Table2.A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5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5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5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58" style:family="table-row">
      <style:table-row-properties fo:background-color="transparent">
        <style:background-image/>
      </style:table-row-properties>
    </style:style>
    <style:style style:name="Table2.A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5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5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5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60" style:family="table-row">
      <style:table-row-properties fo:background-color="transparent">
        <style:background-image/>
      </style:table-row-properties>
    </style:style>
    <style:style style:name="Table2.A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6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6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6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62" style:family="table-row">
      <style:table-row-properties fo:background-color="transparent">
        <style:background-image/>
      </style:table-row-properties>
    </style:style>
    <style:style style:name="Table2.A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6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6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6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64" style:family="table-row">
      <style:table-row-properties fo:background-color="transparent">
        <style:background-image/>
      </style:table-row-properties>
    </style:style>
    <style:style style:name="Table2.A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6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6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6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2pt" officeooo:rsid="001e8505" officeooo:paragraph-rsid="001e8505" style:font-size-asian="1.75pt" style:font-size-complex="2pt"/>
    </style:style>
    <style:style style:name="P2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P3" style:family="paragraph" style:parent-style-name="Standard">
      <style:text-properties fo:font-size="32pt" officeooo:rsid="001e8505" officeooo:paragraph-rsid="0021d7dc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20pt" officeooo:rsid="0020f321" officeooo:paragraph-rsid="0020f321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6pt" fo:font-weight="bold" officeooo:rsid="002777c4" officeooo:paragraph-rsid="002777c4" style:font-size-asian="6pt" style:font-weight-asian="bold" style:font-size-complex="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6pt" fo:font-weight="bold" officeooo:rsid="00286432" officeooo:paragraph-rsid="0029d7b2" style:font-size-asian="6pt" style:font-weight-asian="bold" style:font-size-complex="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6pt" fo:font-weight="bold" officeooo:rsid="00286432" officeooo:paragraph-rsid="00286432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6pt" fo:font-weight="bold" officeooo:rsid="00286432" officeooo:paragraph-rsid="002a80ec" style:font-size-asian="6pt" style:font-weight-asian="bold" style:font-size-complex="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6pt" officeooo:rsid="00286432" officeooo:paragraph-rsid="00286432" style:font-size-asian="6pt" style:font-size-complex="6pt"/>
    </style:style>
    <style:style style:name="P10" style:family="paragraph" style:parent-style-name="Standard">
      <style:paragraph-properties fo:text-align="center" style:justify-single-word="false"/>
      <style:text-properties fo:font-size="6pt" officeooo:rsid="00286432" officeooo:paragraph-rsid="0029d7b2" style:font-size-asian="6pt" style:font-size-complex="6pt"/>
    </style:style>
    <style:style style:name="P11" style:family="paragraph" style:parent-style-name="Standard">
      <style:paragraph-properties fo:text-align="center" style:justify-single-word="false"/>
      <style:text-properties fo:font-size="6pt" officeooo:rsid="00286432" officeooo:paragraph-rsid="002a80ec" style:font-size-asian="6pt" style:font-size-complex="6pt"/>
    </style:style>
    <style:style style:name="P12" style:family="paragraph" style:parent-style-name="Standard">
      <style:text-properties fo:font-size="6.19999980926514pt" fo:font-weight="bold" officeooo:rsid="0020f321" style:font-size-asian="6.19999980926514pt" style:font-weight-asian="bold" style:font-size-complex="6.199999809265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6.19999980926514pt" fo:font-weight="bold" officeooo:rsid="0020f321" officeooo:paragraph-rsid="0020f321" style:font-size-asian="6.19999980926514pt" style:font-weight-asian="bold" style:font-size-complex="6.199999809265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6.19999980926514pt" fo:font-weight="bold" officeooo:rsid="00286432" officeooo:paragraph-rsid="00286432" style:font-size-asian="6.19999980926514pt" style:font-weight-asian="bold" style:font-size-complex="6.199999809265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6.19999980926514pt" officeooo:rsid="0020f321" officeooo:paragraph-rsid="0020f321" style:font-size-asian="6.19999980926514pt" style:font-size-complex="6.19999980926514pt"/>
    </style:style>
    <style:style style:name="P16" style:family="paragraph" style:parent-style-name="Standard">
      <style:paragraph-properties fo:text-align="center" style:justify-single-word="false"/>
      <style:text-properties fo:font-size="6.19999980926514pt" officeooo:rsid="00260431" officeooo:paragraph-rsid="00260431" style:font-size-asian="6.19999980926514pt" style:font-size-complex="6.19999980926514pt"/>
    </style:style>
    <style:style style:name="P17" style:family="paragraph" style:parent-style-name="Standard">
      <style:paragraph-properties fo:text-align="center" style:justify-single-word="false"/>
      <style:text-properties fo:font-size="6.19999980926514pt" officeooo:rsid="0026168c" officeooo:paragraph-rsid="0026168c" style:font-size-asian="6.19999980926514pt" style:font-size-complex="6.19999980926514pt"/>
    </style:style>
    <style:style style:name="P18" style:family="paragraph" style:parent-style-name="Standard">
      <style:paragraph-properties fo:text-align="center" style:justify-single-word="false"/>
      <style:text-properties fo:font-size="6.19999980926514pt" officeooo:rsid="00286432" officeooo:paragraph-rsid="00286432" style:font-size-asian="6.19999980926514pt" style:font-size-complex="6.19999980926514pt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01e8505" officeooo:paragraph-rsid="001e8505" style:font-weight-asian="bold" style:font-weight-complex="bold"/>
    </style:style>
    <style:style style:name="T1" style:family="text">
      <style:text-properties officeooo:rsid="002d09a9"/>
    </style:style>
    <style:style style:name="T2" style:family="text">
      <style:text-properties officeooo:rsid="0023c7b1"/>
    </style:style>
    <style:style style:name="T3" style:family="text">
      <style:text-properties officeooo:rsid="0024cba3"/>
    </style:style>
    <style:style style:name="T4" style:family="text">
      <style:text-properties officeooo:rsid="00260431"/>
    </style:style>
    <style:style style:name="T5" style:family="text">
      <style:text-properties officeooo:rsid="0026168c"/>
    </style:style>
    <style:style style:name="T6" style:family="text">
      <style:text-properties officeooo:rsid="0026fc99"/>
    </style:style>
    <style:style style:name="T7" style:family="text">
      <style:text-properties officeooo:rsid="002d47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able of Contents – <text:span text:style-name="T6">Part </text:span><text:span text:style-name="T1">2</text:span><text:span text:style-name="T6"> of 3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column table:style-name="Table2.H"/>
        <table:table-column table:style-name="Table2.G"/>
        <table:table-column table:style-name="Table2.H"/>
        <table:table-column table:style-name="Table2.G"/>
        <table:table-column table:style-name="Table2.H"/>
        <table:table-column table:style-name="Table2.G"/>
        <table:table-column table:style-name="Table2.H"/>
        <table:table-column table:style-name="Table2.G"/>
        <table:table-column table:style-name="Table2.B"/>
        <table:table-column table:style-name="Table2.C"/>
        <table:table-column table:style-name="Table2.B"/>
        <table:table-column table:style-name="Table2.G"/>
        <table:table-column table:style-name="Table2.H"/>
        <table:table-column table:style-name="Table2.U"/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>Etude 0<text:span text:style-name="T1">5</text:span>1</text:p>
          </table:table-cell>
          <table:table-cell table:style-name="Table2.A1" office:value-type="string">
            <text:p text:style-name="P13">Page</text:p>
          </table:table-cell>
          <table:table-cell table:style-name="Table2.D1" office:value-type="string">
            <text:p text:style-name="P13">Etude 05<text:span text:style-name="T3">2</text:span></text:p>
          </table:table-cell>
          <table:table-cell table:style-name="Table2.E1" office:value-type="string">
            <text:p text:style-name="P13">Page</text:p>
          </table:table-cell>
          <table:table-cell table:style-name="Table2.A1" office:value-type="string">
            <text:p text:style-name="P13">Etude 05<text:span text:style-name="T3">3</text:span></text:p>
          </table:table-cell>
          <table:table-cell table:style-name="Table2.A1" office:value-type="string">
            <text:p text:style-name="P13">Page</text:p>
          </table:table-cell>
          <table:table-cell table:style-name="Table2.H1" office:value-type="string">
            <text:p text:style-name="P13">Etude 05<text:span text:style-name="T3">4</text:span></text:p>
          </table:table-cell>
          <table:table-cell table:style-name="Table2.H1" office:value-type="string">
            <text:p text:style-name="P13">Page</text:p>
          </table:table-cell>
          <table:table-cell table:style-name="Table2.A1" office:value-type="string">
            <text:p text:style-name="P13">Etude 05<text:span text:style-name="T3">5</text:span></text:p>
          </table:table-cell>
          <table:table-cell table:style-name="Table2.A1" office:value-type="string">
            <text:p text:style-name="P13">Page</text:p>
          </table:table-cell>
          <table:table-cell table:style-name="Table2.H1" office:value-type="string">
            <text:p text:style-name="P13">Etude 05<text:span text:style-name="T3">6</text:span></text:p>
          </table:table-cell>
          <table:table-cell table:style-name="Table2.H1" office:value-type="string">
            <text:p text:style-name="P13">Page</text:p>
          </table:table-cell>
          <table:table-cell table:style-name="Table2.A1" office:value-type="string">
            <text:p text:style-name="P13">Etude 05<text:span text:style-name="T3">7</text:span></text:p>
          </table:table-cell>
          <table:table-cell table:style-name="Table2.A1" office:value-type="string">
            <text:p text:style-name="P13">Page</text:p>
          </table:table-cell>
          <table:table-cell table:style-name="Table2.H1" office:value-type="string">
            <text:p text:style-name="P13">Etude 05<text:span text:style-name="T3">8</text:span></text:p>
          </table:table-cell>
          <table:table-cell table:style-name="Table2.H1" office:value-type="string">
            <text:p text:style-name="P13">Page</text:p>
          </table:table-cell>
          <table:table-cell table:style-name="Table2.A1" office:value-type="string">
            <text:p text:style-name="P13">Etude 05<text:span text:style-name="T4">9</text:span></text:p>
          </table:table-cell>
          <table:table-cell table:style-name="Table2.A1" office:value-type="string">
            <text:p text:style-name="P13">Page</text:p>
          </table:table-cell>
          <table:table-cell table:style-name="Table2.H1" office:value-type="string">
            <text:p text:style-name="P13">Etude 0<text:span text:style-name="T1">6</text:span><text:span text:style-name="T5">0</text:span></text:p>
          </table:table-cell>
          <table:table-cell table:style-name="Table2.H1" office:value-type="string">
            <text:p text:style-name="P13">Page</text:p>
          </table:table-cell>
        </table:table-row>
        <table:table-row table:style-name="Table2.2">
          <table:table-cell table:style-name="Table2.A13" table:number-rows-spanned="12" office:value-type="string">
            <text:p text:style-name="P5">Chapter 0<text:span text:style-name="T1">6</text:span>:</text:p>
            <text:p text:style-name="P9"><text:span text:style-name="T1">Mixed</text:span> Chord Etudes</text:p>
          </table:table-cell>
          <table:table-cell table:style-name="Table2.B12" office:value-type="string">
            <text:p text:style-name="P15">Key 01 of 12</text:p>
          </table:table-cell>
          <table:table-cell table:style-name="Table2.C2" office:value-type="string">
            <text:p text:style-name="P16">8888</text:p>
          </table:table-cell>
          <table:table-cell table:style-name="Table2.D2" office:value-type="string">
            <text:p text:style-name="P15">Key 01 of 12</text:p>
          </table:table-cell>
          <table:table-cell table:style-name="Table2.E2" office:value-type="string">
            <text:p text:style-name="P16">8888</text:p>
          </table:table-cell>
          <table:table-cell table:style-name="Table2.F2" office:value-type="string">
            <text:p text:style-name="P15">Key 01 of 12</text:p>
          </table:table-cell>
          <table:table-cell table:style-name="Table2.G2" office:value-type="string">
            <text:p text:style-name="P16">8888</text:p>
          </table:table-cell>
          <table:table-cell table:style-name="Table2.H2" office:value-type="string">
            <text:p text:style-name="P15">Key 01 of 12</text:p>
          </table:table-cell>
          <table:table-cell table:style-name="Table2.I2" office:value-type="string">
            <text:p text:style-name="P17">8888</text:p>
          </table:table-cell>
          <table:table-cell table:style-name="Table2.J2" office:value-type="string">
            <text:p text:style-name="P15">Key 01 of 12</text:p>
          </table:table-cell>
          <table:table-cell table:style-name="Table2.K2" office:value-type="string">
            <text:p text:style-name="P16">8888</text:p>
          </table:table-cell>
          <table:table-cell table:style-name="Table2.L2" office:value-type="string">
            <text:p text:style-name="P15">Key 01 of 12</text:p>
          </table:table-cell>
          <table:table-cell table:style-name="Table2.M2" office:value-type="string">
            <text:p text:style-name="P17">8888</text:p>
          </table:table-cell>
          <table:table-cell table:style-name="Table2.N2" office:value-type="string">
            <text:p text:style-name="P15">Key 01 of 12</text:p>
          </table:table-cell>
          <table:table-cell table:style-name="Table2.O2" office:value-type="string">
            <text:p text:style-name="P17">8888</text:p>
          </table:table-cell>
          <table:table-cell table:style-name="Table2.P2" office:value-type="string">
            <text:p text:style-name="P15">Key 01 of 12</text:p>
          </table:table-cell>
          <table:table-cell table:style-name="Table2.Q2" office:value-type="string">
            <text:p text:style-name="P17">8888</text:p>
          </table:table-cell>
          <table:table-cell table:style-name="Table2.R2" office:value-type="string">
            <text:p text:style-name="P15">Key 01 of 12</text:p>
          </table:table-cell>
          <table:table-cell table:style-name="Table2.S2" office:value-type="string">
            <text:p text:style-name="P17">8888</text:p>
          </table:table-cell>
          <table:table-cell table:style-name="Table2.T2" office:value-type="string">
            <text:p text:style-name="P15">Key 01 of 12</text:p>
          </table:table-cell>
          <table:table-cell table:style-name="Table2.U2" office:value-type="string">
            <text:p text:style-name="P17">8888</text:p>
          </table:table-cell>
        </table:table-row>
        <table:table-row table:style-name="Table2.3">
          <table:covered-table-cell/>
          <table:table-cell table:style-name="Table2.B3" office:value-type="string">
            <text:p text:style-name="P15">Key 02 of 12</text:p>
          </table:table-cell>
          <table:table-cell table:style-name="Table2.C3" office:value-type="string">
            <text:p text:style-name="P15"/>
          </table:table-cell>
          <table:table-cell table:style-name="Table2.D3" office:value-type="string">
            <text:p text:style-name="P15">Key 02 of 12</text:p>
          </table:table-cell>
          <table:table-cell table:style-name="Table2.E3" office:value-type="string">
            <text:p text:style-name="P15"/>
          </table:table-cell>
          <table:table-cell table:style-name="Table2.F3" office:value-type="string">
            <text:p text:style-name="P15">Key 02 of 12</text:p>
          </table:table-cell>
          <table:table-cell table:style-name="Table2.G3" office:value-type="string">
            <text:p text:style-name="P15"/>
          </table:table-cell>
          <table:table-cell table:style-name="Table2.H3" office:value-type="string">
            <text:p text:style-name="P15">Key 02 of 12</text:p>
          </table:table-cell>
          <table:table-cell table:style-name="Table2.I3" office:value-type="string">
            <text:p text:style-name="P15"/>
          </table:table-cell>
          <table:table-cell table:style-name="Table2.J3" office:value-type="string">
            <text:p text:style-name="P15">Key 02 of 12</text:p>
          </table:table-cell>
          <table:table-cell table:style-name="Table2.K3" office:value-type="string">
            <text:p text:style-name="P15"/>
          </table:table-cell>
          <table:table-cell table:style-name="Table2.L3" office:value-type="string">
            <text:p text:style-name="P15">Key 02 of 12</text:p>
          </table:table-cell>
          <table:table-cell table:style-name="Table2.M3" office:value-type="string">
            <text:p text:style-name="P15"/>
          </table:table-cell>
          <table:table-cell table:style-name="Table2.N3" office:value-type="string">
            <text:p text:style-name="P15">Key 02 of 12</text:p>
          </table:table-cell>
          <table:table-cell table:style-name="Table2.O3" office:value-type="string">
            <text:p text:style-name="P15"/>
          </table:table-cell>
          <table:table-cell table:style-name="Table2.P3" office:value-type="string">
            <text:p text:style-name="P15">Key 02 of 12</text:p>
          </table:table-cell>
          <table:table-cell table:style-name="Table2.Q3" office:value-type="string">
            <text:p text:style-name="P15"/>
          </table:table-cell>
          <table:table-cell table:style-name="Table2.R3" office:value-type="string">
            <text:p text:style-name="P15">Key 02 of 12</text:p>
          </table:table-cell>
          <table:table-cell table:style-name="Table2.S3" office:value-type="string">
            <text:p text:style-name="P15"/>
          </table:table-cell>
          <table:table-cell table:style-name="Table2.T3" office:value-type="string">
            <text:p text:style-name="P15">Key 02 of 12</text:p>
          </table:table-cell>
          <table:table-cell table:style-name="Table2.U3" office:value-type="string">
            <text:p text:style-name="P15"/>
          </table:table-cell>
        </table:table-row>
        <table:table-row table:style-name="Table2.4">
          <table:covered-table-cell/>
          <table:table-cell table:style-name="Table2.B12" office:value-type="string">
            <text:p text:style-name="P15">Key 03 of 12</text:p>
          </table:table-cell>
          <table:table-cell table:style-name="Table2.C4" office:value-type="string">
            <text:p text:style-name="P15"/>
          </table:table-cell>
          <table:table-cell table:style-name="Table2.D4" office:value-type="string">
            <text:p text:style-name="P15">Key 03 of 12</text:p>
          </table:table-cell>
          <table:table-cell table:style-name="Table2.E4" office:value-type="string">
            <text:p text:style-name="P15"/>
          </table:table-cell>
          <table:table-cell table:style-name="Table2.F4" office:value-type="string">
            <text:p text:style-name="P15">Key 03 of 12</text:p>
          </table:table-cell>
          <table:table-cell table:style-name="Table2.G4" office:value-type="string">
            <text:p text:style-name="P15"/>
          </table:table-cell>
          <table:table-cell table:style-name="Table2.H4" office:value-type="string">
            <text:p text:style-name="P15">Key 03 of 12</text:p>
          </table:table-cell>
          <table:table-cell table:style-name="Table2.I4" office:value-type="string">
            <text:p text:style-name="P15"/>
          </table:table-cell>
          <table:table-cell table:style-name="Table2.J4" office:value-type="string">
            <text:p text:style-name="P15">Key 03 of 12</text:p>
          </table:table-cell>
          <table:table-cell table:style-name="Table2.K4" office:value-type="string">
            <text:p text:style-name="P15"/>
          </table:table-cell>
          <table:table-cell table:style-name="Table2.L4" office:value-type="string">
            <text:p text:style-name="P15">Key 03 of 12</text:p>
          </table:table-cell>
          <table:table-cell table:style-name="Table2.M4" office:value-type="string">
            <text:p text:style-name="P15"/>
          </table:table-cell>
          <table:table-cell table:style-name="Table2.N4" office:value-type="string">
            <text:p text:style-name="P15">Key 03 of 12</text:p>
          </table:table-cell>
          <table:table-cell table:style-name="Table2.O4" office:value-type="string">
            <text:p text:style-name="P15"/>
          </table:table-cell>
          <table:table-cell table:style-name="Table2.P4" office:value-type="string">
            <text:p text:style-name="P15">Key 03 of 12</text:p>
          </table:table-cell>
          <table:table-cell table:style-name="Table2.Q4" office:value-type="string">
            <text:p text:style-name="P15"/>
          </table:table-cell>
          <table:table-cell table:style-name="Table2.R4" office:value-type="string">
            <text:p text:style-name="P15">Key 03 of 12</text:p>
          </table:table-cell>
          <table:table-cell table:style-name="Table2.S4" office:value-type="string">
            <text:p text:style-name="P15"/>
          </table:table-cell>
          <table:table-cell table:style-name="Table2.T4" office:value-type="string">
            <text:p text:style-name="P15">Key 03 of 12</text:p>
          </table:table-cell>
          <table:table-cell table:style-name="Table2.U4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E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6">
          <table:covered-table-cell/>
          <table:table-cell table:style-name="Table2.B12" office:value-type="string">
            <text:p text:style-name="P15">Key 05 of 12</text:p>
          </table:table-cell>
          <table:table-cell table:style-name="Table2.C6" office:value-type="string">
            <text:p text:style-name="P15"/>
          </table:table-cell>
          <table:table-cell table:style-name="Table2.D6" office:value-type="string">
            <text:p text:style-name="P15">Key 05 of 12</text:p>
          </table:table-cell>
          <table:table-cell table:style-name="Table2.E6" office:value-type="string">
            <text:p text:style-name="P15"/>
          </table:table-cell>
          <table:table-cell table:style-name="Table2.F6" office:value-type="string">
            <text:p text:style-name="P15">Key 05 of 12</text:p>
          </table:table-cell>
          <table:table-cell table:style-name="Table2.G6" office:value-type="string">
            <text:p text:style-name="P15"/>
          </table:table-cell>
          <table:table-cell table:style-name="Table2.H6" office:value-type="string">
            <text:p text:style-name="P15">Key 05 of 12</text:p>
          </table:table-cell>
          <table:table-cell table:style-name="Table2.I6" office:value-type="string">
            <text:p text:style-name="P15"/>
          </table:table-cell>
          <table:table-cell table:style-name="Table2.J6" office:value-type="string">
            <text:p text:style-name="P15">Key 05 of 12</text:p>
          </table:table-cell>
          <table:table-cell table:style-name="Table2.K6" office:value-type="string">
            <text:p text:style-name="P15"/>
          </table:table-cell>
          <table:table-cell table:style-name="Table2.L6" office:value-type="string">
            <text:p text:style-name="P15">Key 05 of 12</text:p>
          </table:table-cell>
          <table:table-cell table:style-name="Table2.M6" office:value-type="string">
            <text:p text:style-name="P15"/>
          </table:table-cell>
          <table:table-cell table:style-name="Table2.N6" office:value-type="string">
            <text:p text:style-name="P15">Key 05 of 12</text:p>
          </table:table-cell>
          <table:table-cell table:style-name="Table2.O6" office:value-type="string">
            <text:p text:style-name="P15"/>
          </table:table-cell>
          <table:table-cell table:style-name="Table2.P6" office:value-type="string">
            <text:p text:style-name="P15">Key 05 of 12</text:p>
          </table:table-cell>
          <table:table-cell table:style-name="Table2.Q6" office:value-type="string">
            <text:p text:style-name="P15"/>
          </table:table-cell>
          <table:table-cell table:style-name="Table2.R6" office:value-type="string">
            <text:p text:style-name="P15">Key 05 of 12</text:p>
          </table:table-cell>
          <table:table-cell table:style-name="Table2.S6" office:value-type="string">
            <text:p text:style-name="P15"/>
          </table:table-cell>
          <table:table-cell table:style-name="Table2.T6" office:value-type="string">
            <text:p text:style-name="P15">Key 05 of 12</text:p>
          </table:table-cell>
          <table:table-cell table:style-name="Table2.U6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E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8">
          <table:covered-table-cell/>
          <table:table-cell table:style-name="Table2.B12" office:value-type="string">
            <text:p text:style-name="P15">Key 07 of 12</text:p>
          </table:table-cell>
          <table:table-cell table:style-name="Table2.C8" office:value-type="string">
            <text:p text:style-name="P15"/>
          </table:table-cell>
          <table:table-cell table:style-name="Table2.D8" office:value-type="string">
            <text:p text:style-name="P15">Key 07 of 12</text:p>
          </table:table-cell>
          <table:table-cell table:style-name="Table2.E8" office:value-type="string">
            <text:p text:style-name="P15"/>
          </table:table-cell>
          <table:table-cell table:style-name="Table2.F8" office:value-type="string">
            <text:p text:style-name="P15">Key 07 of 12</text:p>
          </table:table-cell>
          <table:table-cell table:style-name="Table2.G8" office:value-type="string">
            <text:p text:style-name="P15"/>
          </table:table-cell>
          <table:table-cell table:style-name="Table2.H8" office:value-type="string">
            <text:p text:style-name="P15">Key 07 of 12</text:p>
          </table:table-cell>
          <table:table-cell table:style-name="Table2.I8" office:value-type="string">
            <text:p text:style-name="P15"/>
          </table:table-cell>
          <table:table-cell table:style-name="Table2.J8" office:value-type="string">
            <text:p text:style-name="P15">Key 07 of 12</text:p>
          </table:table-cell>
          <table:table-cell table:style-name="Table2.K8" office:value-type="string">
            <text:p text:style-name="P15"/>
          </table:table-cell>
          <table:table-cell table:style-name="Table2.L8" office:value-type="string">
            <text:p text:style-name="P15">Key 07 of 12</text:p>
          </table:table-cell>
          <table:table-cell table:style-name="Table2.M8" office:value-type="string">
            <text:p text:style-name="P15"/>
          </table:table-cell>
          <table:table-cell table:style-name="Table2.N8" office:value-type="string">
            <text:p text:style-name="P15">Key 07 of 12</text:p>
          </table:table-cell>
          <table:table-cell table:style-name="Table2.O8" office:value-type="string">
            <text:p text:style-name="P15"/>
          </table:table-cell>
          <table:table-cell table:style-name="Table2.P8" office:value-type="string">
            <text:p text:style-name="P15">Key 07 of 12</text:p>
          </table:table-cell>
          <table:table-cell table:style-name="Table2.Q8" office:value-type="string">
            <text:p text:style-name="P15"/>
          </table:table-cell>
          <table:table-cell table:style-name="Table2.R8" office:value-type="string">
            <text:p text:style-name="P15">Key 07 of 12</text:p>
          </table:table-cell>
          <table:table-cell table:style-name="Table2.S8" office:value-type="string">
            <text:p text:style-name="P15"/>
          </table:table-cell>
          <table:table-cell table:style-name="Table2.T8" office:value-type="string">
            <text:p text:style-name="P15">Key 07 of 12</text:p>
          </table:table-cell>
          <table:table-cell table:style-name="Table2.U8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E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10">
          <table:covered-table-cell/>
          <table:table-cell table:style-name="Table2.B12" office:value-type="string">
            <text:p text:style-name="P15">Key 09 of 12</text:p>
          </table:table-cell>
          <table:table-cell table:style-name="Table2.C10" office:value-type="string">
            <text:p text:style-name="P15"/>
          </table:table-cell>
          <table:table-cell table:style-name="Table2.D10" office:value-type="string">
            <text:p text:style-name="P15">Key 09 of 12</text:p>
          </table:table-cell>
          <table:table-cell table:style-name="Table2.E10" office:value-type="string">
            <text:p text:style-name="P15"/>
          </table:table-cell>
          <table:table-cell table:style-name="Table2.F10" office:value-type="string">
            <text:p text:style-name="P15">Key 09 of 12</text:p>
          </table:table-cell>
          <table:table-cell table:style-name="Table2.G10" office:value-type="string">
            <text:p text:style-name="P15"/>
          </table:table-cell>
          <table:table-cell table:style-name="Table2.H10" office:value-type="string">
            <text:p text:style-name="P15">Key 09 of 12</text:p>
          </table:table-cell>
          <table:table-cell table:style-name="Table2.I10" office:value-type="string">
            <text:p text:style-name="P15"/>
          </table:table-cell>
          <table:table-cell table:style-name="Table2.J10" office:value-type="string">
            <text:p text:style-name="P15">Key 09 of 12</text:p>
          </table:table-cell>
          <table:table-cell table:style-name="Table2.K10" office:value-type="string">
            <text:p text:style-name="P15"/>
          </table:table-cell>
          <table:table-cell table:style-name="Table2.L10" office:value-type="string">
            <text:p text:style-name="P15">Key 09 of 12</text:p>
          </table:table-cell>
          <table:table-cell table:style-name="Table2.M10" office:value-type="string">
            <text:p text:style-name="P15"/>
          </table:table-cell>
          <table:table-cell table:style-name="Table2.N10" office:value-type="string">
            <text:p text:style-name="P15">Key 09 of 12</text:p>
          </table:table-cell>
          <table:table-cell table:style-name="Table2.O10" office:value-type="string">
            <text:p text:style-name="P15"/>
          </table:table-cell>
          <table:table-cell table:style-name="Table2.P10" office:value-type="string">
            <text:p text:style-name="P15">Key 09 of 12</text:p>
          </table:table-cell>
          <table:table-cell table:style-name="Table2.Q10" office:value-type="string">
            <text:p text:style-name="P15"/>
          </table:table-cell>
          <table:table-cell table:style-name="Table2.R10" office:value-type="string">
            <text:p text:style-name="P15">Key 09 of 12</text:p>
          </table:table-cell>
          <table:table-cell table:style-name="Table2.S10" office:value-type="string">
            <text:p text:style-name="P15"/>
          </table:table-cell>
          <table:table-cell table:style-name="Table2.T10" office:value-type="string">
            <text:p text:style-name="P15">Key 09 of 12</text:p>
          </table:table-cell>
          <table:table-cell table:style-name="Table2.U10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E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12">
          <table:covered-table-cell/>
          <table:table-cell table:style-name="Table2.B12" office:value-type="string">
            <text:p text:style-name="P15">Key 11 of 12</text:p>
          </table:table-cell>
          <table:table-cell table:style-name="Table2.C12" office:value-type="string">
            <text:p text:style-name="P15"/>
          </table:table-cell>
          <table:table-cell table:style-name="Table2.D12" office:value-type="string">
            <text:p text:style-name="P15">Key 11 of 12</text:p>
          </table:table-cell>
          <table:table-cell table:style-name="Table2.E12" office:value-type="string">
            <text:p text:style-name="P15"/>
          </table:table-cell>
          <table:table-cell table:style-name="Table2.F12" office:value-type="string">
            <text:p text:style-name="P15">Key 11 of 12</text:p>
          </table:table-cell>
          <table:table-cell table:style-name="Table2.G12" office:value-type="string">
            <text:p text:style-name="P15"/>
          </table:table-cell>
          <table:table-cell table:style-name="Table2.H12" office:value-type="string">
            <text:p text:style-name="P15">Key 11 of 12</text:p>
          </table:table-cell>
          <table:table-cell table:style-name="Table2.I12" office:value-type="string">
            <text:p text:style-name="P15"/>
          </table:table-cell>
          <table:table-cell table:style-name="Table2.J12" office:value-type="string">
            <text:p text:style-name="P15">Key 11 of 12</text:p>
          </table:table-cell>
          <table:table-cell table:style-name="Table2.K12" office:value-type="string">
            <text:p text:style-name="P15"/>
          </table:table-cell>
          <table:table-cell table:style-name="Table2.L12" office:value-type="string">
            <text:p text:style-name="P15">Key 11 of 12</text:p>
          </table:table-cell>
          <table:table-cell table:style-name="Table2.M12" office:value-type="string">
            <text:p text:style-name="P15"/>
          </table:table-cell>
          <table:table-cell table:style-name="Table2.N12" office:value-type="string">
            <text:p text:style-name="P15">Key 11 of 12</text:p>
          </table:table-cell>
          <table:table-cell table:style-name="Table2.O12" office:value-type="string">
            <text:p text:style-name="P15"/>
          </table:table-cell>
          <table:table-cell table:style-name="Table2.P12" office:value-type="string">
            <text:p text:style-name="P15">Key 11 of 12</text:p>
          </table:table-cell>
          <table:table-cell table:style-name="Table2.Q12" office:value-type="string">
            <text:p text:style-name="P15"/>
          </table:table-cell>
          <table:table-cell table:style-name="Table2.R12" office:value-type="string">
            <text:p text:style-name="P15">Key 11 of 12</text:p>
          </table:table-cell>
          <table:table-cell table:style-name="Table2.S12" office:value-type="string">
            <text:p text:style-name="P15"/>
          </table:table-cell>
          <table:table-cell table:style-name="Table2.T12" office:value-type="string">
            <text:p text:style-name="P15">Key 11 of 12</text:p>
          </table:table-cell>
          <table:table-cell table:style-name="Table2.U12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E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1">
          <table:table-cell table:style-name="Table2.A14" office:value-type="string">
            <text:p text:style-name="P13"/>
          </table:table-cell>
          <table:table-cell table:style-name="Table2.A14" office:value-type="string">
            <text:p text:style-name="P13">Etude 06<text:span text:style-name="T5">1</text:span></text:p>
          </table:table-cell>
          <table:table-cell table:style-name="Table2.A14" office:value-type="string">
            <text:p text:style-name="P13">Page</text:p>
          </table:table-cell>
          <table:table-cell table:style-name="Table2.D14" office:value-type="string">
            <text:p text:style-name="P13">Etude 06<text:span text:style-name="T3">2</text:span></text:p>
          </table:table-cell>
          <table:table-cell table:style-name="Table2.E14" office:value-type="string">
            <text:p text:style-name="P13">Page</text:p>
          </table:table-cell>
          <table:table-cell table:style-name="Table2.A14" office:value-type="string">
            <text:p text:style-name="P13">Etude 06<text:span text:style-name="T5">3</text:span></text:p>
          </table:table-cell>
          <table:table-cell table:style-name="Table2.A14" office:value-type="string">
            <text:p text:style-name="P13">Page</text:p>
          </table:table-cell>
          <table:table-cell table:style-name="Table2.H1" office:value-type="string">
            <text:p text:style-name="P13">Etude 06<text:span text:style-name="T5">4</text:span></text:p>
          </table:table-cell>
          <table:table-cell table:style-name="Table2.H1" office:value-type="string">
            <text:p text:style-name="P13">Page</text:p>
          </table:table-cell>
          <table:table-cell table:style-name="Table2.A14" office:value-type="string">
            <text:p text:style-name="P13">Etude 06<text:span text:style-name="T3">5</text:span></text:p>
          </table:table-cell>
          <table:table-cell table:style-name="Table2.A14" office:value-type="string">
            <text:p text:style-name="P13">Page</text:p>
          </table:table-cell>
          <table:table-cell table:style-name="Table2.H1" office:value-type="string">
            <text:p text:style-name="P13">Etude 06<text:span text:style-name="T5">6</text:span></text:p>
          </table:table-cell>
          <table:table-cell table:style-name="Table2.H1" office:value-type="string">
            <text:p text:style-name="P13">Page</text:p>
          </table:table-cell>
          <table:table-cell table:style-name="Table2.A14" office:value-type="string">
            <text:p text:style-name="P13">Etude 06<text:span text:style-name="T5">7</text:span></text:p>
          </table:table-cell>
          <table:table-cell table:style-name="Table2.A14" office:value-type="string">
            <text:p text:style-name="P13">Page</text:p>
          </table:table-cell>
          <table:table-cell table:style-name="Table2.H1" office:value-type="string">
            <text:p text:style-name="P13">Etude 06<text:span text:style-name="T5">8</text:span></text:p>
          </table:table-cell>
          <table:table-cell table:style-name="Table2.H1" office:value-type="string">
            <text:p text:style-name="P13">Page</text:p>
          </table:table-cell>
          <table:table-cell table:style-name="Table2.A14" office:value-type="string">
            <text:p text:style-name="P13">Etude 06<text:span text:style-name="T4">9</text:span></text:p>
          </table:table-cell>
          <table:table-cell table:style-name="Table2.A14" office:value-type="string">
            <text:p text:style-name="P13">Page</text:p>
          </table:table-cell>
          <table:table-cell table:style-name="Table2.H1" office:value-type="string">
            <text:p text:style-name="P13">Etude 0<text:span text:style-name="T7">7</text:span><text:span text:style-name="T5">0</text:span></text:p>
          </table:table-cell>
          <table:table-cell table:style-name="Table2.H1" office:value-type="string">
            <text:p text:style-name="P13">Page</text:p>
          </table:table-cell>
        </table:table-row>
        <table:table-row table:style-name="Table2.15">
          <table:table-cell table:style-name="Table2.A26" table:number-rows-spanned="12" office:value-type="string">
            <text:p text:style-name="P7">Chapter 0<text:span text:style-name="T1">7</text:span>:</text:p>
            <text:p text:style-name="P9"><text:span text:style-name="T1">Blues </text:span>Etudes</text:p>
          </table:table-cell>
          <table:table-cell table:style-name="Table2.B15" office:value-type="string">
            <text:p text:style-name="P15">Key 01 of 12</text:p>
          </table:table-cell>
          <table:table-cell table:style-name="Table2.C15" office:value-type="string">
            <text:p text:style-name="P16"/>
          </table:table-cell>
          <table:table-cell table:style-name="Table2.D15" office:value-type="string">
            <text:p text:style-name="P15">Key 01 of 12</text:p>
          </table:table-cell>
          <table:table-cell table:style-name="Table2.E15" office:value-type="string">
            <text:p text:style-name="P16"/>
          </table:table-cell>
          <table:table-cell table:style-name="Table2.F15" office:value-type="string">
            <text:p text:style-name="P15">Key 01 of 12</text:p>
          </table:table-cell>
          <table:table-cell table:style-name="Table2.G15" office:value-type="string">
            <text:p text:style-name="P16"/>
          </table:table-cell>
          <table:table-cell table:style-name="Table2.H15" office:value-type="string">
            <text:p text:style-name="P15">Key 01 of 12</text:p>
          </table:table-cell>
          <table:table-cell table:style-name="Table2.I15" office:value-type="string">
            <text:p text:style-name="P17"/>
          </table:table-cell>
          <table:table-cell table:style-name="Table2.J15" office:value-type="string">
            <text:p text:style-name="P15">Key 01 of 12</text:p>
          </table:table-cell>
          <table:table-cell table:style-name="Table2.K15" office:value-type="string">
            <text:p text:style-name="P16"/>
          </table:table-cell>
          <table:table-cell table:style-name="Table2.L15" office:value-type="string">
            <text:p text:style-name="P15">Key 01 of 12</text:p>
          </table:table-cell>
          <table:table-cell table:style-name="Table2.M15" office:value-type="string">
            <text:p text:style-name="P17"/>
          </table:table-cell>
          <table:table-cell table:style-name="Table2.N15" office:value-type="string">
            <text:p text:style-name="P15">Key 01 of 12</text:p>
          </table:table-cell>
          <table:table-cell table:style-name="Table2.O15" office:value-type="string">
            <text:p text:style-name="P17"/>
          </table:table-cell>
          <table:table-cell table:style-name="Table2.P15" office:value-type="string">
            <text:p text:style-name="P15">Key 01 of 12</text:p>
          </table:table-cell>
          <table:table-cell table:style-name="Table2.Q15" office:value-type="string">
            <text:p text:style-name="P17"/>
          </table:table-cell>
          <table:table-cell table:style-name="Table2.R15" office:value-type="string">
            <text:p text:style-name="P15">Key 01 of 12</text:p>
          </table:table-cell>
          <table:table-cell table:style-name="Table2.S15" office:value-type="string">
            <text:p text:style-name="P17"/>
          </table:table-cell>
          <table:table-cell table:style-name="Table2.T15" office:value-type="string">
            <text:p text:style-name="P15">Key 01 of 12</text:p>
          </table:table-cell>
          <table:table-cell table:style-name="Table2.U15" office:value-type="string">
            <text:p text:style-name="P17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E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17">
          <table:covered-table-cell/>
          <table:table-cell table:style-name="Table2.B17" office:value-type="string">
            <text:p text:style-name="P15">Key 03 of 12</text:p>
          </table:table-cell>
          <table:table-cell table:style-name="Table2.C17" office:value-type="string">
            <text:p text:style-name="P15"/>
          </table:table-cell>
          <table:table-cell table:style-name="Table2.D17" office:value-type="string">
            <text:p text:style-name="P15">Key 03 of 12</text:p>
          </table:table-cell>
          <table:table-cell table:style-name="Table2.E17" office:value-type="string">
            <text:p text:style-name="P15"/>
          </table:table-cell>
          <table:table-cell table:style-name="Table2.F17" office:value-type="string">
            <text:p text:style-name="P15">Key 03 of 12</text:p>
          </table:table-cell>
          <table:table-cell table:style-name="Table2.G17" office:value-type="string">
            <text:p text:style-name="P15"/>
          </table:table-cell>
          <table:table-cell table:style-name="Table2.H17" office:value-type="string">
            <text:p text:style-name="P15">Key 03 of 12</text:p>
          </table:table-cell>
          <table:table-cell table:style-name="Table2.I17" office:value-type="string">
            <text:p text:style-name="P15"/>
          </table:table-cell>
          <table:table-cell table:style-name="Table2.J17" office:value-type="string">
            <text:p text:style-name="P15">Key 03 of 12</text:p>
          </table:table-cell>
          <table:table-cell table:style-name="Table2.K17" office:value-type="string">
            <text:p text:style-name="P15"/>
          </table:table-cell>
          <table:table-cell table:style-name="Table2.L17" office:value-type="string">
            <text:p text:style-name="P15">Key 03 of 12</text:p>
          </table:table-cell>
          <table:table-cell table:style-name="Table2.M17" office:value-type="string">
            <text:p text:style-name="P15"/>
          </table:table-cell>
          <table:table-cell table:style-name="Table2.N17" office:value-type="string">
            <text:p text:style-name="P15">Key 03 of 12</text:p>
          </table:table-cell>
          <table:table-cell table:style-name="Table2.O17" office:value-type="string">
            <text:p text:style-name="P15"/>
          </table:table-cell>
          <table:table-cell table:style-name="Table2.P17" office:value-type="string">
            <text:p text:style-name="P15">Key 03 of 12</text:p>
          </table:table-cell>
          <table:table-cell table:style-name="Table2.Q17" office:value-type="string">
            <text:p text:style-name="P15"/>
          </table:table-cell>
          <table:table-cell table:style-name="Table2.R17" office:value-type="string">
            <text:p text:style-name="P15">Key 03 of 12</text:p>
          </table:table-cell>
          <table:table-cell table:style-name="Table2.S17" office:value-type="string">
            <text:p text:style-name="P15"/>
          </table:table-cell>
          <table:table-cell table:style-name="Table2.T17" office:value-type="string">
            <text:p text:style-name="P15">Key 03 of 12</text:p>
          </table:table-cell>
          <table:table-cell table:style-name="Table2.U17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E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19">
          <table:covered-table-cell/>
          <table:table-cell table:style-name="Table2.B19" office:value-type="string">
            <text:p text:style-name="P15">Key 05 of 12</text:p>
          </table:table-cell>
          <table:table-cell table:style-name="Table2.C19" office:value-type="string">
            <text:p text:style-name="P15"/>
          </table:table-cell>
          <table:table-cell table:style-name="Table2.D19" office:value-type="string">
            <text:p text:style-name="P15">Key 05 of 12</text:p>
          </table:table-cell>
          <table:table-cell table:style-name="Table2.E19" office:value-type="string">
            <text:p text:style-name="P15"/>
          </table:table-cell>
          <table:table-cell table:style-name="Table2.F19" office:value-type="string">
            <text:p text:style-name="P15">Key 05 of 12</text:p>
          </table:table-cell>
          <table:table-cell table:style-name="Table2.G19" office:value-type="string">
            <text:p text:style-name="P15"/>
          </table:table-cell>
          <table:table-cell table:style-name="Table2.H19" office:value-type="string">
            <text:p text:style-name="P15">Key 05 of 12</text:p>
          </table:table-cell>
          <table:table-cell table:style-name="Table2.I19" office:value-type="string">
            <text:p text:style-name="P15"/>
          </table:table-cell>
          <table:table-cell table:style-name="Table2.J19" office:value-type="string">
            <text:p text:style-name="P15">Key 05 of 12</text:p>
          </table:table-cell>
          <table:table-cell table:style-name="Table2.K19" office:value-type="string">
            <text:p text:style-name="P15"/>
          </table:table-cell>
          <table:table-cell table:style-name="Table2.L19" office:value-type="string">
            <text:p text:style-name="P15">Key 05 of 12</text:p>
          </table:table-cell>
          <table:table-cell table:style-name="Table2.M19" office:value-type="string">
            <text:p text:style-name="P15"/>
          </table:table-cell>
          <table:table-cell table:style-name="Table2.N19" office:value-type="string">
            <text:p text:style-name="P15">Key 05 of 12</text:p>
          </table:table-cell>
          <table:table-cell table:style-name="Table2.O19" office:value-type="string">
            <text:p text:style-name="P15"/>
          </table:table-cell>
          <table:table-cell table:style-name="Table2.P19" office:value-type="string">
            <text:p text:style-name="P15">Key 05 of 12</text:p>
          </table:table-cell>
          <table:table-cell table:style-name="Table2.Q19" office:value-type="string">
            <text:p text:style-name="P15"/>
          </table:table-cell>
          <table:table-cell table:style-name="Table2.R19" office:value-type="string">
            <text:p text:style-name="P15">Key 05 of 12</text:p>
          </table:table-cell>
          <table:table-cell table:style-name="Table2.S19" office:value-type="string">
            <text:p text:style-name="P15"/>
          </table:table-cell>
          <table:table-cell table:style-name="Table2.T19" office:value-type="string">
            <text:p text:style-name="P15">Key 05 of 12</text:p>
          </table:table-cell>
          <table:table-cell table:style-name="Table2.U19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E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21">
          <table:covered-table-cell/>
          <table:table-cell table:style-name="Table2.B21" office:value-type="string">
            <text:p text:style-name="P15">Key 07 of 12</text:p>
          </table:table-cell>
          <table:table-cell table:style-name="Table2.C21" office:value-type="string">
            <text:p text:style-name="P15"/>
          </table:table-cell>
          <table:table-cell table:style-name="Table2.D21" office:value-type="string">
            <text:p text:style-name="P15">Key 07 of 12</text:p>
          </table:table-cell>
          <table:table-cell table:style-name="Table2.E21" office:value-type="string">
            <text:p text:style-name="P15"/>
          </table:table-cell>
          <table:table-cell table:style-name="Table2.F21" office:value-type="string">
            <text:p text:style-name="P15">Key 07 of 12</text:p>
          </table:table-cell>
          <table:table-cell table:style-name="Table2.G21" office:value-type="string">
            <text:p text:style-name="P15"/>
          </table:table-cell>
          <table:table-cell table:style-name="Table2.H21" office:value-type="string">
            <text:p text:style-name="P15">Key 07 of 12</text:p>
          </table:table-cell>
          <table:table-cell table:style-name="Table2.I21" office:value-type="string">
            <text:p text:style-name="P15"/>
          </table:table-cell>
          <table:table-cell table:style-name="Table2.J21" office:value-type="string">
            <text:p text:style-name="P15">Key 07 of 12</text:p>
          </table:table-cell>
          <table:table-cell table:style-name="Table2.K21" office:value-type="string">
            <text:p text:style-name="P15"/>
          </table:table-cell>
          <table:table-cell table:style-name="Table2.L21" office:value-type="string">
            <text:p text:style-name="P15">Key 07 of 12</text:p>
          </table:table-cell>
          <table:table-cell table:style-name="Table2.M21" office:value-type="string">
            <text:p text:style-name="P15"/>
          </table:table-cell>
          <table:table-cell table:style-name="Table2.N21" office:value-type="string">
            <text:p text:style-name="P15">Key 07 of 12</text:p>
          </table:table-cell>
          <table:table-cell table:style-name="Table2.O21" office:value-type="string">
            <text:p text:style-name="P15"/>
          </table:table-cell>
          <table:table-cell table:style-name="Table2.P21" office:value-type="string">
            <text:p text:style-name="P15">Key 07 of 12</text:p>
          </table:table-cell>
          <table:table-cell table:style-name="Table2.Q21" office:value-type="string">
            <text:p text:style-name="P15"/>
          </table:table-cell>
          <table:table-cell table:style-name="Table2.R21" office:value-type="string">
            <text:p text:style-name="P15">Key 07 of 12</text:p>
          </table:table-cell>
          <table:table-cell table:style-name="Table2.S21" office:value-type="string">
            <text:p text:style-name="P15"/>
          </table:table-cell>
          <table:table-cell table:style-name="Table2.T21" office:value-type="string">
            <text:p text:style-name="P15">Key 07 of 12</text:p>
          </table:table-cell>
          <table:table-cell table:style-name="Table2.U21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E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23">
          <table:covered-table-cell/>
          <table:table-cell table:style-name="Table2.B23" office:value-type="string">
            <text:p text:style-name="P15">Key 09 of 12</text:p>
          </table:table-cell>
          <table:table-cell table:style-name="Table2.C23" office:value-type="string">
            <text:p text:style-name="P15"/>
          </table:table-cell>
          <table:table-cell table:style-name="Table2.D23" office:value-type="string">
            <text:p text:style-name="P15">Key 09 of 12</text:p>
          </table:table-cell>
          <table:table-cell table:style-name="Table2.E23" office:value-type="string">
            <text:p text:style-name="P15"/>
          </table:table-cell>
          <table:table-cell table:style-name="Table2.F23" office:value-type="string">
            <text:p text:style-name="P15">Key 09 of 12</text:p>
          </table:table-cell>
          <table:table-cell table:style-name="Table2.G23" office:value-type="string">
            <text:p text:style-name="P15"/>
          </table:table-cell>
          <table:table-cell table:style-name="Table2.H23" office:value-type="string">
            <text:p text:style-name="P15">Key 09 of 12</text:p>
          </table:table-cell>
          <table:table-cell table:style-name="Table2.I23" office:value-type="string">
            <text:p text:style-name="P15"/>
          </table:table-cell>
          <table:table-cell table:style-name="Table2.J23" office:value-type="string">
            <text:p text:style-name="P15">Key 09 of 12</text:p>
          </table:table-cell>
          <table:table-cell table:style-name="Table2.K23" office:value-type="string">
            <text:p text:style-name="P15"/>
          </table:table-cell>
          <table:table-cell table:style-name="Table2.L23" office:value-type="string">
            <text:p text:style-name="P15">Key 09 of 12</text:p>
          </table:table-cell>
          <table:table-cell table:style-name="Table2.M23" office:value-type="string">
            <text:p text:style-name="P15"/>
          </table:table-cell>
          <table:table-cell table:style-name="Table2.N23" office:value-type="string">
            <text:p text:style-name="P15">Key 09 of 12</text:p>
          </table:table-cell>
          <table:table-cell table:style-name="Table2.O23" office:value-type="string">
            <text:p text:style-name="P15"/>
          </table:table-cell>
          <table:table-cell table:style-name="Table2.P23" office:value-type="string">
            <text:p text:style-name="P15">Key 09 of 12</text:p>
          </table:table-cell>
          <table:table-cell table:style-name="Table2.Q23" office:value-type="string">
            <text:p text:style-name="P15"/>
          </table:table-cell>
          <table:table-cell table:style-name="Table2.R23" office:value-type="string">
            <text:p text:style-name="P15">Key 09 of 12</text:p>
          </table:table-cell>
          <table:table-cell table:style-name="Table2.S23" office:value-type="string">
            <text:p text:style-name="P15"/>
          </table:table-cell>
          <table:table-cell table:style-name="Table2.T23" office:value-type="string">
            <text:p text:style-name="P15">Key 09 of 12</text:p>
          </table:table-cell>
          <table:table-cell table:style-name="Table2.U23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E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25">
          <table:covered-table-cell/>
          <table:table-cell table:style-name="Table2.B25" office:value-type="string">
            <text:p text:style-name="P15">Key 11 of 12</text:p>
          </table:table-cell>
          <table:table-cell table:style-name="Table2.C25" office:value-type="string">
            <text:p text:style-name="P15"/>
          </table:table-cell>
          <table:table-cell table:style-name="Table2.D25" office:value-type="string">
            <text:p text:style-name="P15">Key 11 of 12</text:p>
          </table:table-cell>
          <table:table-cell table:style-name="Table2.E25" office:value-type="string">
            <text:p text:style-name="P15"/>
          </table:table-cell>
          <table:table-cell table:style-name="Table2.F25" office:value-type="string">
            <text:p text:style-name="P15">Key 11 of 12</text:p>
          </table:table-cell>
          <table:table-cell table:style-name="Table2.G25" office:value-type="string">
            <text:p text:style-name="P15"/>
          </table:table-cell>
          <table:table-cell table:style-name="Table2.H25" office:value-type="string">
            <text:p text:style-name="P15">Key 11 of 12</text:p>
          </table:table-cell>
          <table:table-cell table:style-name="Table2.I25" office:value-type="string">
            <text:p text:style-name="P15"/>
          </table:table-cell>
          <table:table-cell table:style-name="Table2.J25" office:value-type="string">
            <text:p text:style-name="P15">Key 11 of 12</text:p>
          </table:table-cell>
          <table:table-cell table:style-name="Table2.K25" office:value-type="string">
            <text:p text:style-name="P15"/>
          </table:table-cell>
          <table:table-cell table:style-name="Table2.L25" office:value-type="string">
            <text:p text:style-name="P15">Key 11 of 12</text:p>
          </table:table-cell>
          <table:table-cell table:style-name="Table2.M25" office:value-type="string">
            <text:p text:style-name="P15"/>
          </table:table-cell>
          <table:table-cell table:style-name="Table2.N25" office:value-type="string">
            <text:p text:style-name="P15">Key 11 of 12</text:p>
          </table:table-cell>
          <table:table-cell table:style-name="Table2.O25" office:value-type="string">
            <text:p text:style-name="P15"/>
          </table:table-cell>
          <table:table-cell table:style-name="Table2.P25" office:value-type="string">
            <text:p text:style-name="P15">Key 11 of 12</text:p>
          </table:table-cell>
          <table:table-cell table:style-name="Table2.Q25" office:value-type="string">
            <text:p text:style-name="P15"/>
          </table:table-cell>
          <table:table-cell table:style-name="Table2.R25" office:value-type="string">
            <text:p text:style-name="P15">Key 11 of 12</text:p>
          </table:table-cell>
          <table:table-cell table:style-name="Table2.S25" office:value-type="string">
            <text:p text:style-name="P15"/>
          </table:table-cell>
          <table:table-cell table:style-name="Table2.T25" office:value-type="string">
            <text:p text:style-name="P15">Key 11 of 12</text:p>
          </table:table-cell>
          <table:table-cell table:style-name="Table2.U25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E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1">
          <table:table-cell table:style-name="Table2.A14" office:value-type="string">
            <text:p text:style-name="P12"/>
          </table:table-cell>
          <table:table-cell table:style-name="Table2.B27" office:value-type="string">
            <text:p text:style-name="P13">Etude 071</text:p>
          </table:table-cell>
          <table:table-cell table:style-name="Table2.A14" office:value-type="string">
            <text:p text:style-name="P13">Page</text:p>
          </table:table-cell>
          <table:table-cell table:style-name="Table2.D14" office:value-type="string">
            <text:p text:style-name="P13">Etude 07<text:span text:style-name="T6">2</text:span></text:p>
          </table:table-cell>
          <table:table-cell table:style-name="Table2.E14" office:value-type="string">
            <text:p text:style-name="P13">Page</text:p>
          </table:table-cell>
          <table:table-cell table:style-name="Table2.A14" office:value-type="string">
            <text:p text:style-name="P13">Etude 07<text:span text:style-name="T2">3</text:span></text:p>
          </table:table-cell>
          <table:table-cell table:style-name="Table2.A14" office:value-type="string">
            <text:p text:style-name="P13">Page</text:p>
          </table:table-cell>
          <table:table-cell table:style-name="Table2.D14" office:value-type="string">
            <text:p text:style-name="P13">Etude 07<text:span text:style-name="T6">4</text:span></text:p>
          </table:table-cell>
          <table:table-cell table:style-name="Table2.E14" office:value-type="string">
            <text:p text:style-name="P13">Page</text:p>
          </table:table-cell>
          <table:table-cell table:style-name="Table2.A14" office:value-type="string">
            <text:p text:style-name="P13">Etude 07<text:span text:style-name="T6">5</text:span></text:p>
          </table:table-cell>
          <table:table-cell table:style-name="Table2.A14" office:value-type="string">
            <text:p text:style-name="P13">Page</text:p>
          </table:table-cell>
          <table:table-cell table:style-name="Table2.D14" office:value-type="string">
            <text:p text:style-name="P13">Etude 07<text:span text:style-name="T6">6</text:span></text:p>
          </table:table-cell>
          <table:table-cell table:style-name="Table2.E14" office:value-type="string">
            <text:p text:style-name="P13">Page</text:p>
          </table:table-cell>
          <table:table-cell table:style-name="Table2.A14" office:value-type="string">
            <text:p text:style-name="P13">Etude 07<text:span text:style-name="T6">7</text:span></text:p>
          </table:table-cell>
          <table:table-cell table:style-name="Table2.A14" office:value-type="string">
            <text:p text:style-name="P13">Page</text:p>
          </table:table-cell>
          <table:table-cell table:style-name="Table2.D14" office:value-type="string">
            <text:p text:style-name="P13">Etude 07<text:span text:style-name="T6">8</text:span></text:p>
          </table:table-cell>
          <table:table-cell table:style-name="Table2.E14" office:value-type="string">
            <text:p text:style-name="P13">Page</text:p>
          </table:table-cell>
          <table:table-cell table:style-name="Table2.A14" office:value-type="string">
            <text:p text:style-name="P13">Etude 07<text:span text:style-name="T6">9</text:span></text:p>
          </table:table-cell>
          <table:table-cell table:style-name="Table2.A14" office:value-type="string">
            <text:p text:style-name="P13">Page</text:p>
          </table:table-cell>
          <table:table-cell table:style-name="Table2.D14" office:value-type="string">
            <text:p text:style-name="P13">Etude 0<text:span text:style-name="T7">8</text:span><text:span text:style-name="T6">0</text:span></text:p>
          </table:table-cell>
          <table:table-cell table:style-name="Table2.E14" office:value-type="string">
            <text:p text:style-name="P13">Page</text:p>
          </table:table-cell>
        </table:table-row>
        <table:table-row table:style-name="Table2.28">
          <table:table-cell table:style-name="Table2.A39" table:number-rows-spanned="12" office:value-type="string">
            <text:p text:style-name="P8">Chapter 0<text:span text:style-name="T1">8</text:span>:</text:p>
            <text:p text:style-name="P11"><text:span text:style-name="T1">Pentatonic </text:span>Etudes</text:p>
          </table:table-cell>
          <table:table-cell table:style-name="Table2.B28" office:value-type="string">
            <text:p text:style-name="P15">Key 01 of 12</text:p>
          </table:table-cell>
          <table:table-cell table:style-name="Table2.C28" office:value-type="string">
            <text:p text:style-name="P15"/>
          </table:table-cell>
          <table:table-cell table:style-name="Table2.D28" office:value-type="string">
            <text:p text:style-name="P15">Key 01 of 12</text:p>
          </table:table-cell>
          <table:table-cell table:style-name="Table2.E28" office:value-type="string">
            <text:p text:style-name="P15"/>
          </table:table-cell>
          <table:table-cell table:style-name="Table2.F28" office:value-type="string">
            <text:p text:style-name="P15">Key 01 of 12</text:p>
          </table:table-cell>
          <table:table-cell table:style-name="Table2.G28" office:value-type="string">
            <text:p text:style-name="P15"/>
          </table:table-cell>
          <table:table-cell table:style-name="Table2.H28" office:value-type="string">
            <text:p text:style-name="P15">Key 01 of 12</text:p>
          </table:table-cell>
          <table:table-cell table:style-name="Table2.I28" office:value-type="string">
            <text:p text:style-name="P15"/>
          </table:table-cell>
          <table:table-cell table:style-name="Table2.J28" office:value-type="string">
            <text:p text:style-name="P15">Key 01 of 12</text:p>
          </table:table-cell>
          <table:table-cell table:style-name="Table2.K28" office:value-type="string">
            <text:p text:style-name="P15"/>
          </table:table-cell>
          <table:table-cell table:style-name="Table2.L28" office:value-type="string">
            <text:p text:style-name="P15">Key 01 of 12</text:p>
          </table:table-cell>
          <table:table-cell table:style-name="Table2.M28" office:value-type="string">
            <text:p text:style-name="P15"/>
          </table:table-cell>
          <table:table-cell table:style-name="Table2.N28" office:value-type="string">
            <text:p text:style-name="P15">Key 01 of 12</text:p>
          </table:table-cell>
          <table:table-cell table:style-name="Table2.O28" office:value-type="string">
            <text:p text:style-name="P15"/>
          </table:table-cell>
          <table:table-cell table:style-name="Table2.P28" office:value-type="string">
            <text:p text:style-name="P15">Key 01 of 12</text:p>
          </table:table-cell>
          <table:table-cell table:style-name="Table2.Q28" office:value-type="string">
            <text:p text:style-name="P15"/>
          </table:table-cell>
          <table:table-cell table:style-name="Table2.R28" office:value-type="string">
            <text:p text:style-name="P15">Key 01 of 12</text:p>
          </table:table-cell>
          <table:table-cell table:style-name="Table2.S28" office:value-type="string">
            <text:p text:style-name="P15"/>
          </table:table-cell>
          <table:table-cell table:style-name="Table2.T28" office:value-type="string">
            <text:p text:style-name="P15">Key 01 of 12</text:p>
          </table:table-cell>
          <table:table-cell table:style-name="Table2.U28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30">
          <table:covered-table-cell/>
          <table:table-cell table:style-name="Table2.B30" office:value-type="string">
            <text:p text:style-name="P15">Key 03 of 12</text:p>
          </table:table-cell>
          <table:table-cell table:style-name="Table2.C30" office:value-type="string">
            <text:p text:style-name="P15"/>
          </table:table-cell>
          <table:table-cell table:style-name="Table2.D30" office:value-type="string">
            <text:p text:style-name="P15">Key 03 of 12</text:p>
          </table:table-cell>
          <table:table-cell table:style-name="Table2.E30" office:value-type="string">
            <text:p text:style-name="P15"/>
          </table:table-cell>
          <table:table-cell table:style-name="Table2.F30" office:value-type="string">
            <text:p text:style-name="P15">Key 03 of 12</text:p>
          </table:table-cell>
          <table:table-cell table:style-name="Table2.G30" office:value-type="string">
            <text:p text:style-name="P15"/>
          </table:table-cell>
          <table:table-cell table:style-name="Table2.H30" office:value-type="string">
            <text:p text:style-name="P15">Key 03 of 12</text:p>
          </table:table-cell>
          <table:table-cell table:style-name="Table2.I30" office:value-type="string">
            <text:p text:style-name="P15"/>
          </table:table-cell>
          <table:table-cell table:style-name="Table2.J30" office:value-type="string">
            <text:p text:style-name="P15">Key 03 of 12</text:p>
          </table:table-cell>
          <table:table-cell table:style-name="Table2.K30" office:value-type="string">
            <text:p text:style-name="P15"/>
          </table:table-cell>
          <table:table-cell table:style-name="Table2.L30" office:value-type="string">
            <text:p text:style-name="P15">Key 03 of 12</text:p>
          </table:table-cell>
          <table:table-cell table:style-name="Table2.M30" office:value-type="string">
            <text:p text:style-name="P15"/>
          </table:table-cell>
          <table:table-cell table:style-name="Table2.N30" office:value-type="string">
            <text:p text:style-name="P15">Key 03 of 12</text:p>
          </table:table-cell>
          <table:table-cell table:style-name="Table2.O30" office:value-type="string">
            <text:p text:style-name="P15"/>
          </table:table-cell>
          <table:table-cell table:style-name="Table2.P30" office:value-type="string">
            <text:p text:style-name="P15">Key 03 of 12</text:p>
          </table:table-cell>
          <table:table-cell table:style-name="Table2.Q30" office:value-type="string">
            <text:p text:style-name="P15"/>
          </table:table-cell>
          <table:table-cell table:style-name="Table2.R30" office:value-type="string">
            <text:p text:style-name="P15">Key 03 of 12</text:p>
          </table:table-cell>
          <table:table-cell table:style-name="Table2.S30" office:value-type="string">
            <text:p text:style-name="P15"/>
          </table:table-cell>
          <table:table-cell table:style-name="Table2.T30" office:value-type="string">
            <text:p text:style-name="P15">Key 03 of 12</text:p>
          </table:table-cell>
          <table:table-cell table:style-name="Table2.U30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32">
          <table:covered-table-cell/>
          <table:table-cell table:style-name="Table2.B32" office:value-type="string">
            <text:p text:style-name="P15">Key 05 of 12</text:p>
          </table:table-cell>
          <table:table-cell table:style-name="Table2.C32" office:value-type="string">
            <text:p text:style-name="P15"/>
          </table:table-cell>
          <table:table-cell table:style-name="Table2.D32" office:value-type="string">
            <text:p text:style-name="P15">Key 05 of 12</text:p>
          </table:table-cell>
          <table:table-cell table:style-name="Table2.E32" office:value-type="string">
            <text:p text:style-name="P15"/>
          </table:table-cell>
          <table:table-cell table:style-name="Table2.F32" office:value-type="string">
            <text:p text:style-name="P15">Key 05 of 12</text:p>
          </table:table-cell>
          <table:table-cell table:style-name="Table2.G32" office:value-type="string">
            <text:p text:style-name="P15"/>
          </table:table-cell>
          <table:table-cell table:style-name="Table2.H32" office:value-type="string">
            <text:p text:style-name="P15">Key 05 of 12</text:p>
          </table:table-cell>
          <table:table-cell table:style-name="Table2.I32" office:value-type="string">
            <text:p text:style-name="P15"/>
          </table:table-cell>
          <table:table-cell table:style-name="Table2.J32" office:value-type="string">
            <text:p text:style-name="P15">Key 05 of 12</text:p>
          </table:table-cell>
          <table:table-cell table:style-name="Table2.K32" office:value-type="string">
            <text:p text:style-name="P15"/>
          </table:table-cell>
          <table:table-cell table:style-name="Table2.L32" office:value-type="string">
            <text:p text:style-name="P15">Key 05 of 12</text:p>
          </table:table-cell>
          <table:table-cell table:style-name="Table2.M32" office:value-type="string">
            <text:p text:style-name="P15"/>
          </table:table-cell>
          <table:table-cell table:style-name="Table2.N32" office:value-type="string">
            <text:p text:style-name="P15">Key 05 of 12</text:p>
          </table:table-cell>
          <table:table-cell table:style-name="Table2.O32" office:value-type="string">
            <text:p text:style-name="P15"/>
          </table:table-cell>
          <table:table-cell table:style-name="Table2.P32" office:value-type="string">
            <text:p text:style-name="P15">Key 05 of 12</text:p>
          </table:table-cell>
          <table:table-cell table:style-name="Table2.Q32" office:value-type="string">
            <text:p text:style-name="P15"/>
          </table:table-cell>
          <table:table-cell table:style-name="Table2.R32" office:value-type="string">
            <text:p text:style-name="P15">Key 05 of 12</text:p>
          </table:table-cell>
          <table:table-cell table:style-name="Table2.S32" office:value-type="string">
            <text:p text:style-name="P15"/>
          </table:table-cell>
          <table:table-cell table:style-name="Table2.T32" office:value-type="string">
            <text:p text:style-name="P15">Key 05 of 12</text:p>
          </table:table-cell>
          <table:table-cell table:style-name="Table2.U32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34">
          <table:covered-table-cell/>
          <table:table-cell table:style-name="Table2.B34" office:value-type="string">
            <text:p text:style-name="P15">Key 07 of 12</text:p>
          </table:table-cell>
          <table:table-cell table:style-name="Table2.C34" office:value-type="string">
            <text:p text:style-name="P15"/>
          </table:table-cell>
          <table:table-cell table:style-name="Table2.D34" office:value-type="string">
            <text:p text:style-name="P15">Key 07 of 12</text:p>
          </table:table-cell>
          <table:table-cell table:style-name="Table2.E34" office:value-type="string">
            <text:p text:style-name="P15"/>
          </table:table-cell>
          <table:table-cell table:style-name="Table2.F34" office:value-type="string">
            <text:p text:style-name="P15">Key 07 of 12</text:p>
          </table:table-cell>
          <table:table-cell table:style-name="Table2.G34" office:value-type="string">
            <text:p text:style-name="P15"/>
          </table:table-cell>
          <table:table-cell table:style-name="Table2.H34" office:value-type="string">
            <text:p text:style-name="P15">Key 07 of 12</text:p>
          </table:table-cell>
          <table:table-cell table:style-name="Table2.I34" office:value-type="string">
            <text:p text:style-name="P15"/>
          </table:table-cell>
          <table:table-cell table:style-name="Table2.J34" office:value-type="string">
            <text:p text:style-name="P15">Key 07 of 12</text:p>
          </table:table-cell>
          <table:table-cell table:style-name="Table2.K34" office:value-type="string">
            <text:p text:style-name="P15"/>
          </table:table-cell>
          <table:table-cell table:style-name="Table2.L34" office:value-type="string">
            <text:p text:style-name="P15">Key 07 of 12</text:p>
          </table:table-cell>
          <table:table-cell table:style-name="Table2.M34" office:value-type="string">
            <text:p text:style-name="P15"/>
          </table:table-cell>
          <table:table-cell table:style-name="Table2.N34" office:value-type="string">
            <text:p text:style-name="P15">Key 07 of 12</text:p>
          </table:table-cell>
          <table:table-cell table:style-name="Table2.O34" office:value-type="string">
            <text:p text:style-name="P15"/>
          </table:table-cell>
          <table:table-cell table:style-name="Table2.P34" office:value-type="string">
            <text:p text:style-name="P15">Key 07 of 12</text:p>
          </table:table-cell>
          <table:table-cell table:style-name="Table2.Q34" office:value-type="string">
            <text:p text:style-name="P15"/>
          </table:table-cell>
          <table:table-cell table:style-name="Table2.R34" office:value-type="string">
            <text:p text:style-name="P15">Key 07 of 12</text:p>
          </table:table-cell>
          <table:table-cell table:style-name="Table2.S34" office:value-type="string">
            <text:p text:style-name="P15"/>
          </table:table-cell>
          <table:table-cell table:style-name="Table2.T34" office:value-type="string">
            <text:p text:style-name="P15">Key 07 of 12</text:p>
          </table:table-cell>
          <table:table-cell table:style-name="Table2.U34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36">
          <table:covered-table-cell/>
          <table:table-cell table:style-name="Table2.B36" office:value-type="string">
            <text:p text:style-name="P15">Key 09 of 12</text:p>
          </table:table-cell>
          <table:table-cell table:style-name="Table2.C36" office:value-type="string">
            <text:p text:style-name="P15"/>
          </table:table-cell>
          <table:table-cell table:style-name="Table2.D36" office:value-type="string">
            <text:p text:style-name="P15">Key 09 of 12</text:p>
          </table:table-cell>
          <table:table-cell table:style-name="Table2.E36" office:value-type="string">
            <text:p text:style-name="P15"/>
          </table:table-cell>
          <table:table-cell table:style-name="Table2.F36" office:value-type="string">
            <text:p text:style-name="P15">Key 09 of 12</text:p>
          </table:table-cell>
          <table:table-cell table:style-name="Table2.G36" office:value-type="string">
            <text:p text:style-name="P15"/>
          </table:table-cell>
          <table:table-cell table:style-name="Table2.H36" office:value-type="string">
            <text:p text:style-name="P15">Key 09 of 12</text:p>
          </table:table-cell>
          <table:table-cell table:style-name="Table2.I36" office:value-type="string">
            <text:p text:style-name="P15"/>
          </table:table-cell>
          <table:table-cell table:style-name="Table2.J36" office:value-type="string">
            <text:p text:style-name="P15">Key 09 of 12</text:p>
          </table:table-cell>
          <table:table-cell table:style-name="Table2.K36" office:value-type="string">
            <text:p text:style-name="P15"/>
          </table:table-cell>
          <table:table-cell table:style-name="Table2.L36" office:value-type="string">
            <text:p text:style-name="P15">Key 09 of 12</text:p>
          </table:table-cell>
          <table:table-cell table:style-name="Table2.M36" office:value-type="string">
            <text:p text:style-name="P15"/>
          </table:table-cell>
          <table:table-cell table:style-name="Table2.N36" office:value-type="string">
            <text:p text:style-name="P15">Key 09 of 12</text:p>
          </table:table-cell>
          <table:table-cell table:style-name="Table2.O36" office:value-type="string">
            <text:p text:style-name="P15"/>
          </table:table-cell>
          <table:table-cell table:style-name="Table2.P36" office:value-type="string">
            <text:p text:style-name="P15">Key 09 of 12</text:p>
          </table:table-cell>
          <table:table-cell table:style-name="Table2.Q36" office:value-type="string">
            <text:p text:style-name="P15"/>
          </table:table-cell>
          <table:table-cell table:style-name="Table2.R36" office:value-type="string">
            <text:p text:style-name="P15">Key 09 of 12</text:p>
          </table:table-cell>
          <table:table-cell table:style-name="Table2.S36" office:value-type="string">
            <text:p text:style-name="P15"/>
          </table:table-cell>
          <table:table-cell table:style-name="Table2.T36" office:value-type="string">
            <text:p text:style-name="P15">Key 09 of 12</text:p>
          </table:table-cell>
          <table:table-cell table:style-name="Table2.U36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38">
          <table:covered-table-cell/>
          <table:table-cell table:style-name="Table2.B38" office:value-type="string">
            <text:p text:style-name="P15">Key 11 of 12</text:p>
          </table:table-cell>
          <table:table-cell table:style-name="Table2.C38" office:value-type="string">
            <text:p text:style-name="P15"/>
          </table:table-cell>
          <table:table-cell table:style-name="Table2.D38" office:value-type="string">
            <text:p text:style-name="P15">Key 11 of 12</text:p>
          </table:table-cell>
          <table:table-cell table:style-name="Table2.E38" office:value-type="string">
            <text:p text:style-name="P15"/>
          </table:table-cell>
          <table:table-cell table:style-name="Table2.F38" office:value-type="string">
            <text:p text:style-name="P15">Key 11 of 12</text:p>
          </table:table-cell>
          <table:table-cell table:style-name="Table2.G38" office:value-type="string">
            <text:p text:style-name="P15"/>
          </table:table-cell>
          <table:table-cell table:style-name="Table2.H38" office:value-type="string">
            <text:p text:style-name="P15">Key 11 of 12</text:p>
          </table:table-cell>
          <table:table-cell table:style-name="Table2.I38" office:value-type="string">
            <text:p text:style-name="P15"/>
          </table:table-cell>
          <table:table-cell table:style-name="Table2.J38" office:value-type="string">
            <text:p text:style-name="P15">Key 11 of 12</text:p>
          </table:table-cell>
          <table:table-cell table:style-name="Table2.K38" office:value-type="string">
            <text:p text:style-name="P15"/>
          </table:table-cell>
          <table:table-cell table:style-name="Table2.L38" office:value-type="string">
            <text:p text:style-name="P15">Key 11 of 12</text:p>
          </table:table-cell>
          <table:table-cell table:style-name="Table2.M38" office:value-type="string">
            <text:p text:style-name="P15"/>
          </table:table-cell>
          <table:table-cell table:style-name="Table2.N38" office:value-type="string">
            <text:p text:style-name="P15">Key 11 of 12</text:p>
          </table:table-cell>
          <table:table-cell table:style-name="Table2.O38" office:value-type="string">
            <text:p text:style-name="P15"/>
          </table:table-cell>
          <table:table-cell table:style-name="Table2.P38" office:value-type="string">
            <text:p text:style-name="P15">Key 11 of 12</text:p>
          </table:table-cell>
          <table:table-cell table:style-name="Table2.Q38" office:value-type="string">
            <text:p text:style-name="P15"/>
          </table:table-cell>
          <table:table-cell table:style-name="Table2.R38" office:value-type="string">
            <text:p text:style-name="P15">Key 11 of 12</text:p>
          </table:table-cell>
          <table:table-cell table:style-name="Table2.S38" office:value-type="string">
            <text:p text:style-name="P15"/>
          </table:table-cell>
          <table:table-cell table:style-name="Table2.T38" office:value-type="string">
            <text:p text:style-name="P15">Key 11 of 12</text:p>
          </table:table-cell>
          <table:table-cell table:style-name="Table2.U38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1">
          <table:table-cell table:style-name="Table2.A14" office:value-type="string">
            <text:p text:style-name="P13"/>
          </table:table-cell>
          <table:table-cell table:style-name="Table2.A14" office:value-type="string">
            <text:p text:style-name="P13">Etude 08<text:span text:style-name="T6">1</text:span></text:p>
          </table:table-cell>
          <table:table-cell table:style-name="Table2.A14" office:value-type="string">
            <text:p text:style-name="P13">Page</text:p>
          </table:table-cell>
          <table:table-cell table:style-name="Table2.D14" office:value-type="string">
            <text:p text:style-name="P13">Etude 08<text:span text:style-name="T6">2</text:span></text:p>
          </table:table-cell>
          <table:table-cell table:style-name="Table2.E14" office:value-type="string">
            <text:p text:style-name="P13">Page</text:p>
          </table:table-cell>
          <table:table-cell table:style-name="Table2.A14" office:value-type="string">
            <text:p text:style-name="P13">Etude 08<text:span text:style-name="T6">3</text:span></text:p>
          </table:table-cell>
          <table:table-cell table:style-name="Table2.A14" office:value-type="string">
            <text:p text:style-name="P13">Page</text:p>
          </table:table-cell>
          <table:table-cell table:style-name="Table2.D14" office:value-type="string">
            <text:p text:style-name="P13">Etude 08<text:span text:style-name="T6">4</text:span></text:p>
          </table:table-cell>
          <table:table-cell table:style-name="Table2.E14" office:value-type="string">
            <text:p text:style-name="P13">Page</text:p>
          </table:table-cell>
          <table:table-cell table:style-name="Table2.A14" office:value-type="string">
            <text:p text:style-name="P13">Etude 08<text:span text:style-name="T6">5</text:span></text:p>
          </table:table-cell>
          <table:table-cell table:style-name="Table2.A14" office:value-type="string">
            <text:p text:style-name="P13">Page</text:p>
          </table:table-cell>
          <table:table-cell table:style-name="Table2.D14" office:value-type="string">
            <text:p text:style-name="P13">Etude 08<text:span text:style-name="T6">6</text:span></text:p>
          </table:table-cell>
          <table:table-cell table:style-name="Table2.E14" office:value-type="string">
            <text:p text:style-name="P13">Page</text:p>
          </table:table-cell>
          <table:table-cell table:style-name="Table2.A14" office:value-type="string">
            <text:p text:style-name="P13">Etude 08<text:span text:style-name="T6">7</text:span></text:p>
          </table:table-cell>
          <table:table-cell table:style-name="Table2.A14" office:value-type="string">
            <text:p text:style-name="P13">Page</text:p>
          </table:table-cell>
          <table:table-cell table:style-name="Table2.D14" office:value-type="string">
            <text:p text:style-name="P13">Etude 08<text:span text:style-name="T6">8</text:span></text:p>
          </table:table-cell>
          <table:table-cell table:style-name="Table2.E14" office:value-type="string">
            <text:p text:style-name="P13">Page</text:p>
          </table:table-cell>
          <table:table-cell table:style-name="Table2.A14" office:value-type="string">
            <text:p text:style-name="P13">Etude 08<text:span text:style-name="T6">9</text:span></text:p>
          </table:table-cell>
          <table:table-cell table:style-name="Table2.A14" office:value-type="string">
            <text:p text:style-name="P13">Page</text:p>
          </table:table-cell>
          <table:table-cell table:style-name="Table2.D14" office:value-type="string">
            <text:p text:style-name="P13">Etude 0<text:span text:style-name="T7">9</text:span><text:span text:style-name="T6">0</text:span></text:p>
          </table:table-cell>
          <table:table-cell table:style-name="Table2.E14" office:value-type="string">
            <text:p text:style-name="P13">Page</text:p>
          </table:table-cell>
        </table:table-row>
        <table:table-row table:style-name="Table2.41">
          <table:table-cell table:style-name="Table2.A52" table:number-rows-spanned="12" office:value-type="string">
            <text:p text:style-name="P14">Chapter 0<text:span text:style-name="T1">9</text:span>:</text:p>
            <text:p text:style-name="P18"><text:span text:style-name="T1">Jazz </text:span>Etudes</text:p>
          </table:table-cell>
          <table:table-cell table:style-name="Table2.B41" office:value-type="string">
            <text:p text:style-name="P15">Key 01 of 12</text:p>
          </table:table-cell>
          <table:table-cell table:style-name="Table2.C41" office:value-type="string">
            <text:p text:style-name="P15"/>
          </table:table-cell>
          <table:table-cell table:style-name="Table2.D41" office:value-type="string">
            <text:p text:style-name="P15">Key 01 of 12</text:p>
          </table:table-cell>
          <table:table-cell table:style-name="Table2.E41" office:value-type="string">
            <text:p text:style-name="P15"/>
          </table:table-cell>
          <table:table-cell table:style-name="Table2.F41" office:value-type="string">
            <text:p text:style-name="P15">Key 01 of 12</text:p>
          </table:table-cell>
          <table:table-cell table:style-name="Table2.G41" office:value-type="string">
            <text:p text:style-name="P15"/>
          </table:table-cell>
          <table:table-cell table:style-name="Table2.H41" office:value-type="string">
            <text:p text:style-name="P15">Key 01 of 12</text:p>
          </table:table-cell>
          <table:table-cell table:style-name="Table2.I41" office:value-type="string">
            <text:p text:style-name="P15"/>
          </table:table-cell>
          <table:table-cell table:style-name="Table2.J41" office:value-type="string">
            <text:p text:style-name="P15">Key 01 of 12</text:p>
          </table:table-cell>
          <table:table-cell table:style-name="Table2.K41" office:value-type="string">
            <text:p text:style-name="P15"/>
          </table:table-cell>
          <table:table-cell table:style-name="Table2.L41" office:value-type="string">
            <text:p text:style-name="P15">Key 01 of 12</text:p>
          </table:table-cell>
          <table:table-cell table:style-name="Table2.M41" office:value-type="string">
            <text:p text:style-name="P15"/>
          </table:table-cell>
          <table:table-cell table:style-name="Table2.N41" office:value-type="string">
            <text:p text:style-name="P15">Key 01 of 12</text:p>
          </table:table-cell>
          <table:table-cell table:style-name="Table2.O41" office:value-type="string">
            <text:p text:style-name="P15"/>
          </table:table-cell>
          <table:table-cell table:style-name="Table2.P41" office:value-type="string">
            <text:p text:style-name="P15">Key 01 of 12</text:p>
          </table:table-cell>
          <table:table-cell table:style-name="Table2.Q41" office:value-type="string">
            <text:p text:style-name="P15"/>
          </table:table-cell>
          <table:table-cell table:style-name="Table2.R41" office:value-type="string">
            <text:p text:style-name="P15">Key 01 of 12</text:p>
          </table:table-cell>
          <table:table-cell table:style-name="Table2.S41" office:value-type="string">
            <text:p text:style-name="P15"/>
          </table:table-cell>
          <table:table-cell table:style-name="Table2.T41" office:value-type="string">
            <text:p text:style-name="P15">Key 01 of 12</text:p>
          </table:table-cell>
          <table:table-cell table:style-name="Table2.U41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43">
          <table:covered-table-cell/>
          <table:table-cell table:style-name="Table2.B43" office:value-type="string">
            <text:p text:style-name="P15">Key 03 of 12</text:p>
          </table:table-cell>
          <table:table-cell table:style-name="Table2.C43" office:value-type="string">
            <text:p text:style-name="P15"/>
          </table:table-cell>
          <table:table-cell table:style-name="Table2.D43" office:value-type="string">
            <text:p text:style-name="P15">Key 03 of 12</text:p>
          </table:table-cell>
          <table:table-cell table:style-name="Table2.E43" office:value-type="string">
            <text:p text:style-name="P15"/>
          </table:table-cell>
          <table:table-cell table:style-name="Table2.F43" office:value-type="string">
            <text:p text:style-name="P15">Key 03 of 12</text:p>
          </table:table-cell>
          <table:table-cell table:style-name="Table2.G43" office:value-type="string">
            <text:p text:style-name="P15"/>
          </table:table-cell>
          <table:table-cell table:style-name="Table2.H43" office:value-type="string">
            <text:p text:style-name="P15">Key 03 of 12</text:p>
          </table:table-cell>
          <table:table-cell table:style-name="Table2.I43" office:value-type="string">
            <text:p text:style-name="P15"/>
          </table:table-cell>
          <table:table-cell table:style-name="Table2.J43" office:value-type="string">
            <text:p text:style-name="P15">Key 03 of 12</text:p>
          </table:table-cell>
          <table:table-cell table:style-name="Table2.K43" office:value-type="string">
            <text:p text:style-name="P15"/>
          </table:table-cell>
          <table:table-cell table:style-name="Table2.L43" office:value-type="string">
            <text:p text:style-name="P15">Key 03 of 12</text:p>
          </table:table-cell>
          <table:table-cell table:style-name="Table2.M43" office:value-type="string">
            <text:p text:style-name="P15"/>
          </table:table-cell>
          <table:table-cell table:style-name="Table2.N43" office:value-type="string">
            <text:p text:style-name="P15">Key 03 of 12</text:p>
          </table:table-cell>
          <table:table-cell table:style-name="Table2.O43" office:value-type="string">
            <text:p text:style-name="P15"/>
          </table:table-cell>
          <table:table-cell table:style-name="Table2.P43" office:value-type="string">
            <text:p text:style-name="P15">Key 03 of 12</text:p>
          </table:table-cell>
          <table:table-cell table:style-name="Table2.Q43" office:value-type="string">
            <text:p text:style-name="P15"/>
          </table:table-cell>
          <table:table-cell table:style-name="Table2.R43" office:value-type="string">
            <text:p text:style-name="P15">Key 03 of 12</text:p>
          </table:table-cell>
          <table:table-cell table:style-name="Table2.S43" office:value-type="string">
            <text:p text:style-name="P15"/>
          </table:table-cell>
          <table:table-cell table:style-name="Table2.T43" office:value-type="string">
            <text:p text:style-name="P15">Key 03 of 12</text:p>
          </table:table-cell>
          <table:table-cell table:style-name="Table2.U43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45">
          <table:covered-table-cell/>
          <table:table-cell table:style-name="Table2.B45" office:value-type="string">
            <text:p text:style-name="P15">Key 05 of 12</text:p>
          </table:table-cell>
          <table:table-cell table:style-name="Table2.C45" office:value-type="string">
            <text:p text:style-name="P15"/>
          </table:table-cell>
          <table:table-cell table:style-name="Table2.D45" office:value-type="string">
            <text:p text:style-name="P15">Key 05 of 12</text:p>
          </table:table-cell>
          <table:table-cell table:style-name="Table2.E45" office:value-type="string">
            <text:p text:style-name="P15"/>
          </table:table-cell>
          <table:table-cell table:style-name="Table2.F45" office:value-type="string">
            <text:p text:style-name="P15">Key 05 of 12</text:p>
          </table:table-cell>
          <table:table-cell table:style-name="Table2.G45" office:value-type="string">
            <text:p text:style-name="P15"/>
          </table:table-cell>
          <table:table-cell table:style-name="Table2.H45" office:value-type="string">
            <text:p text:style-name="P15">Key 05 of 12</text:p>
          </table:table-cell>
          <table:table-cell table:style-name="Table2.I45" office:value-type="string">
            <text:p text:style-name="P15"/>
          </table:table-cell>
          <table:table-cell table:style-name="Table2.J45" office:value-type="string">
            <text:p text:style-name="P15">Key 05 of 12</text:p>
          </table:table-cell>
          <table:table-cell table:style-name="Table2.K45" office:value-type="string">
            <text:p text:style-name="P15"/>
          </table:table-cell>
          <table:table-cell table:style-name="Table2.L45" office:value-type="string">
            <text:p text:style-name="P15">Key 05 of 12</text:p>
          </table:table-cell>
          <table:table-cell table:style-name="Table2.M45" office:value-type="string">
            <text:p text:style-name="P15"/>
          </table:table-cell>
          <table:table-cell table:style-name="Table2.N45" office:value-type="string">
            <text:p text:style-name="P15">Key 05 of 12</text:p>
          </table:table-cell>
          <table:table-cell table:style-name="Table2.O45" office:value-type="string">
            <text:p text:style-name="P15"/>
          </table:table-cell>
          <table:table-cell table:style-name="Table2.P45" office:value-type="string">
            <text:p text:style-name="P15">Key 05 of 12</text:p>
          </table:table-cell>
          <table:table-cell table:style-name="Table2.Q45" office:value-type="string">
            <text:p text:style-name="P15"/>
          </table:table-cell>
          <table:table-cell table:style-name="Table2.R45" office:value-type="string">
            <text:p text:style-name="P15">Key 05 of 12</text:p>
          </table:table-cell>
          <table:table-cell table:style-name="Table2.S45" office:value-type="string">
            <text:p text:style-name="P15"/>
          </table:table-cell>
          <table:table-cell table:style-name="Table2.T45" office:value-type="string">
            <text:p text:style-name="P15">Key 05 of 12</text:p>
          </table:table-cell>
          <table:table-cell table:style-name="Table2.U45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47">
          <table:covered-table-cell/>
          <table:table-cell table:style-name="Table2.B47" office:value-type="string">
            <text:p text:style-name="P15">Key 07 of 12</text:p>
          </table:table-cell>
          <table:table-cell table:style-name="Table2.C47" office:value-type="string">
            <text:p text:style-name="P15"/>
          </table:table-cell>
          <table:table-cell table:style-name="Table2.D47" office:value-type="string">
            <text:p text:style-name="P15">Key 07 of 12</text:p>
          </table:table-cell>
          <table:table-cell table:style-name="Table2.E47" office:value-type="string">
            <text:p text:style-name="P15"/>
          </table:table-cell>
          <table:table-cell table:style-name="Table2.F47" office:value-type="string">
            <text:p text:style-name="P15">Key 07 of 12</text:p>
          </table:table-cell>
          <table:table-cell table:style-name="Table2.G47" office:value-type="string">
            <text:p text:style-name="P15"/>
          </table:table-cell>
          <table:table-cell table:style-name="Table2.H47" office:value-type="string">
            <text:p text:style-name="P15">Key 07 of 12</text:p>
          </table:table-cell>
          <table:table-cell table:style-name="Table2.I47" office:value-type="string">
            <text:p text:style-name="P15"/>
          </table:table-cell>
          <table:table-cell table:style-name="Table2.J47" office:value-type="string">
            <text:p text:style-name="P15">Key 07 of 12</text:p>
          </table:table-cell>
          <table:table-cell table:style-name="Table2.K47" office:value-type="string">
            <text:p text:style-name="P15"/>
          </table:table-cell>
          <table:table-cell table:style-name="Table2.L47" office:value-type="string">
            <text:p text:style-name="P15">Key 07 of 12</text:p>
          </table:table-cell>
          <table:table-cell table:style-name="Table2.M47" office:value-type="string">
            <text:p text:style-name="P15"/>
          </table:table-cell>
          <table:table-cell table:style-name="Table2.N47" office:value-type="string">
            <text:p text:style-name="P15">Key 07 of 12</text:p>
          </table:table-cell>
          <table:table-cell table:style-name="Table2.O47" office:value-type="string">
            <text:p text:style-name="P15"/>
          </table:table-cell>
          <table:table-cell table:style-name="Table2.P47" office:value-type="string">
            <text:p text:style-name="P15">Key 07 of 12</text:p>
          </table:table-cell>
          <table:table-cell table:style-name="Table2.Q47" office:value-type="string">
            <text:p text:style-name="P15"/>
          </table:table-cell>
          <table:table-cell table:style-name="Table2.R47" office:value-type="string">
            <text:p text:style-name="P15">Key 07 of 12</text:p>
          </table:table-cell>
          <table:table-cell table:style-name="Table2.S47" office:value-type="string">
            <text:p text:style-name="P15"/>
          </table:table-cell>
          <table:table-cell table:style-name="Table2.T47" office:value-type="string">
            <text:p text:style-name="P15">Key 07 of 12</text:p>
          </table:table-cell>
          <table:table-cell table:style-name="Table2.U47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49">
          <table:covered-table-cell/>
          <table:table-cell table:style-name="Table2.B49" office:value-type="string">
            <text:p text:style-name="P15">Key 09 of 12</text:p>
          </table:table-cell>
          <table:table-cell table:style-name="Table2.C49" office:value-type="string">
            <text:p text:style-name="P15"/>
          </table:table-cell>
          <table:table-cell table:style-name="Table2.D49" office:value-type="string">
            <text:p text:style-name="P15">Key 09 of 12</text:p>
          </table:table-cell>
          <table:table-cell table:style-name="Table2.E49" office:value-type="string">
            <text:p text:style-name="P15"/>
          </table:table-cell>
          <table:table-cell table:style-name="Table2.F49" office:value-type="string">
            <text:p text:style-name="P15">Key 09 of 12</text:p>
          </table:table-cell>
          <table:table-cell table:style-name="Table2.G49" office:value-type="string">
            <text:p text:style-name="P15"/>
          </table:table-cell>
          <table:table-cell table:style-name="Table2.H49" office:value-type="string">
            <text:p text:style-name="P15">Key 09 of 12</text:p>
          </table:table-cell>
          <table:table-cell table:style-name="Table2.I49" office:value-type="string">
            <text:p text:style-name="P15"/>
          </table:table-cell>
          <table:table-cell table:style-name="Table2.J49" office:value-type="string">
            <text:p text:style-name="P15">Key 09 of 12</text:p>
          </table:table-cell>
          <table:table-cell table:style-name="Table2.K49" office:value-type="string">
            <text:p text:style-name="P15"/>
          </table:table-cell>
          <table:table-cell table:style-name="Table2.L49" office:value-type="string">
            <text:p text:style-name="P15">Key 09 of 12</text:p>
          </table:table-cell>
          <table:table-cell table:style-name="Table2.M49" office:value-type="string">
            <text:p text:style-name="P15"/>
          </table:table-cell>
          <table:table-cell table:style-name="Table2.N49" office:value-type="string">
            <text:p text:style-name="P15">Key 09 of 12</text:p>
          </table:table-cell>
          <table:table-cell table:style-name="Table2.O49" office:value-type="string">
            <text:p text:style-name="P15"/>
          </table:table-cell>
          <table:table-cell table:style-name="Table2.P49" office:value-type="string">
            <text:p text:style-name="P15">Key 09 of 12</text:p>
          </table:table-cell>
          <table:table-cell table:style-name="Table2.Q49" office:value-type="string">
            <text:p text:style-name="P15"/>
          </table:table-cell>
          <table:table-cell table:style-name="Table2.R49" office:value-type="string">
            <text:p text:style-name="P15">Key 09 of 12</text:p>
          </table:table-cell>
          <table:table-cell table:style-name="Table2.S49" office:value-type="string">
            <text:p text:style-name="P15"/>
          </table:table-cell>
          <table:table-cell table:style-name="Table2.T49" office:value-type="string">
            <text:p text:style-name="P15">Key 09 of 12</text:p>
          </table:table-cell>
          <table:table-cell table:style-name="Table2.U49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51">
          <table:covered-table-cell/>
          <table:table-cell table:style-name="Table2.B51" office:value-type="string">
            <text:p text:style-name="P15">Key 11 of 12</text:p>
          </table:table-cell>
          <table:table-cell table:style-name="Table2.C51" office:value-type="string">
            <text:p text:style-name="P15"/>
          </table:table-cell>
          <table:table-cell table:style-name="Table2.D51" office:value-type="string">
            <text:p text:style-name="P15">Key 11 of 12</text:p>
          </table:table-cell>
          <table:table-cell table:style-name="Table2.E51" office:value-type="string">
            <text:p text:style-name="P15"/>
          </table:table-cell>
          <table:table-cell table:style-name="Table2.F51" office:value-type="string">
            <text:p text:style-name="P15">Key 11 of 12</text:p>
          </table:table-cell>
          <table:table-cell table:style-name="Table2.G51" office:value-type="string">
            <text:p text:style-name="P15"/>
          </table:table-cell>
          <table:table-cell table:style-name="Table2.H51" office:value-type="string">
            <text:p text:style-name="P15">Key 11 of 12</text:p>
          </table:table-cell>
          <table:table-cell table:style-name="Table2.I51" office:value-type="string">
            <text:p text:style-name="P15"/>
          </table:table-cell>
          <table:table-cell table:style-name="Table2.J51" office:value-type="string">
            <text:p text:style-name="P15">Key 11 of 12</text:p>
          </table:table-cell>
          <table:table-cell table:style-name="Table2.K51" office:value-type="string">
            <text:p text:style-name="P15"/>
          </table:table-cell>
          <table:table-cell table:style-name="Table2.L51" office:value-type="string">
            <text:p text:style-name="P15">Key 11 of 12</text:p>
          </table:table-cell>
          <table:table-cell table:style-name="Table2.M51" office:value-type="string">
            <text:p text:style-name="P15"/>
          </table:table-cell>
          <table:table-cell table:style-name="Table2.N51" office:value-type="string">
            <text:p text:style-name="P15">Key 11 of 12</text:p>
          </table:table-cell>
          <table:table-cell table:style-name="Table2.O51" office:value-type="string">
            <text:p text:style-name="P15"/>
          </table:table-cell>
          <table:table-cell table:style-name="Table2.P51" office:value-type="string">
            <text:p text:style-name="P15">Key 11 of 12</text:p>
          </table:table-cell>
          <table:table-cell table:style-name="Table2.Q51" office:value-type="string">
            <text:p text:style-name="P15"/>
          </table:table-cell>
          <table:table-cell table:style-name="Table2.R51" office:value-type="string">
            <text:p text:style-name="P15">Key 11 of 12</text:p>
          </table:table-cell>
          <table:table-cell table:style-name="Table2.S51" office:value-type="string">
            <text:p text:style-name="P15"/>
          </table:table-cell>
          <table:table-cell table:style-name="Table2.T51" office:value-type="string">
            <text:p text:style-name="P15">Key 11 of 12</text:p>
          </table:table-cell>
          <table:table-cell table:style-name="Table2.U51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1">
          <table:table-cell table:style-name="Table2.A14" office:value-type="string">
            <text:p text:style-name="P13"/>
          </table:table-cell>
          <table:table-cell table:style-name="Table2.A14" office:value-type="string">
            <text:p text:style-name="P13">Etude 09<text:span text:style-name="T6">1</text:span></text:p>
          </table:table-cell>
          <table:table-cell table:style-name="Table2.A14" office:value-type="string">
            <text:p text:style-name="P13">Page</text:p>
          </table:table-cell>
          <table:table-cell table:style-name="Table2.D14" office:value-type="string">
            <text:p text:style-name="P13">Etude 09<text:span text:style-name="T6">2</text:span></text:p>
          </table:table-cell>
          <table:table-cell table:style-name="Table2.E14" office:value-type="string">
            <text:p text:style-name="P13">Page</text:p>
          </table:table-cell>
          <table:table-cell table:style-name="Table2.A14" office:value-type="string">
            <text:p text:style-name="P13">Etude 09<text:span text:style-name="T6">3</text:span></text:p>
          </table:table-cell>
          <table:table-cell table:style-name="Table2.A14" office:value-type="string">
            <text:p text:style-name="P13">Page</text:p>
          </table:table-cell>
          <table:table-cell table:style-name="Table2.D14" office:value-type="string">
            <text:p text:style-name="P13">Etude 09<text:span text:style-name="T2">4</text:span></text:p>
          </table:table-cell>
          <table:table-cell table:style-name="Table2.E14" office:value-type="string">
            <text:p text:style-name="P13">Page</text:p>
          </table:table-cell>
          <table:table-cell table:style-name="Table2.A14" office:value-type="string">
            <text:p text:style-name="P13">Etude 09<text:span text:style-name="T6">5</text:span></text:p>
          </table:table-cell>
          <table:table-cell table:style-name="Table2.A14" office:value-type="string">
            <text:p text:style-name="P13">Page</text:p>
          </table:table-cell>
          <table:table-cell table:style-name="Table2.D14" office:value-type="string">
            <text:p text:style-name="P13">Etude 09<text:span text:style-name="T6">6</text:span></text:p>
          </table:table-cell>
          <table:table-cell table:style-name="Table2.E14" office:value-type="string">
            <text:p text:style-name="P13">Page</text:p>
          </table:table-cell>
          <table:table-cell table:style-name="Table2.A14" office:value-type="string">
            <text:p text:style-name="P13">Etude 09<text:span text:style-name="T6">7</text:span></text:p>
          </table:table-cell>
          <table:table-cell table:style-name="Table2.A14" office:value-type="string">
            <text:p text:style-name="P13">Page</text:p>
          </table:table-cell>
          <table:table-cell table:style-name="Table2.D14" office:value-type="string">
            <text:p text:style-name="P13">Etude 09<text:span text:style-name="T6">8</text:span></text:p>
          </table:table-cell>
          <table:table-cell table:style-name="Table2.E14" office:value-type="string">
            <text:p text:style-name="P13">Page</text:p>
          </table:table-cell>
          <table:table-cell table:style-name="Table2.A14" office:value-type="string">
            <text:p text:style-name="P13">Etude 09<text:span text:style-name="T6">9</text:span></text:p>
          </table:table-cell>
          <table:table-cell table:style-name="Table2.A14" office:value-type="string">
            <text:p text:style-name="P13">Page</text:p>
          </table:table-cell>
          <table:table-cell table:style-name="Table2.D14" office:value-type="string">
            <text:p text:style-name="P13">Etude <text:span text:style-name="T7">100</text:span></text:p>
          </table:table-cell>
          <table:table-cell table:style-name="Table2.E14" office:value-type="string">
            <text:p text:style-name="P13">Page</text:p>
          </table:table-cell>
        </table:table-row>
        <table:table-row table:style-name="Table2.54">
          <table:table-cell table:style-name="Table2.A65" table:number-rows-spanned="12" office:value-type="string">
            <text:p text:style-name="P6">Chapter <text:span text:style-name="T1">10</text:span>:</text:p>
            <text:p text:style-name="P10"><text:span text:style-name="T1">Melodic </text:span>Etudes</text:p>
          </table:table-cell>
          <table:table-cell table:style-name="Table2.B64" office:value-type="string">
            <text:p text:style-name="P15">Key 01 of 12</text:p>
          </table:table-cell>
          <table:table-cell table:style-name="Table2.C54" office:value-type="string">
            <text:p text:style-name="P15"/>
          </table:table-cell>
          <table:table-cell table:style-name="Table2.D54" office:value-type="string">
            <text:p text:style-name="P15">Key 01 of 12</text:p>
          </table:table-cell>
          <table:table-cell table:style-name="Table2.E54" office:value-type="string">
            <text:p text:style-name="P15"/>
          </table:table-cell>
          <table:table-cell table:style-name="Table2.F54" office:value-type="string">
            <text:p text:style-name="P15">Key 01 of 12</text:p>
          </table:table-cell>
          <table:table-cell table:style-name="Table2.G54" office:value-type="string">
            <text:p text:style-name="P15"/>
          </table:table-cell>
          <table:table-cell table:style-name="Table2.H54" office:value-type="string">
            <text:p text:style-name="P15">Key 01 of 12</text:p>
          </table:table-cell>
          <table:table-cell table:style-name="Table2.I54" office:value-type="string">
            <text:p text:style-name="P15"/>
          </table:table-cell>
          <table:table-cell table:style-name="Table2.J54" office:value-type="string">
            <text:p text:style-name="P15">Key 01 of 12</text:p>
          </table:table-cell>
          <table:table-cell table:style-name="Table2.K54" office:value-type="string">
            <text:p text:style-name="P15"/>
          </table:table-cell>
          <table:table-cell table:style-name="Table2.L54" office:value-type="string">
            <text:p text:style-name="P15">Key 01 of 12</text:p>
          </table:table-cell>
          <table:table-cell table:style-name="Table2.M54" office:value-type="string">
            <text:p text:style-name="P15"/>
          </table:table-cell>
          <table:table-cell table:style-name="Table2.N54" office:value-type="string">
            <text:p text:style-name="P15">Key 01 of 12</text:p>
          </table:table-cell>
          <table:table-cell table:style-name="Table2.O54" office:value-type="string">
            <text:p text:style-name="P15"/>
          </table:table-cell>
          <table:table-cell table:style-name="Table2.P54" office:value-type="string">
            <text:p text:style-name="P15">Key 01 of 12</text:p>
          </table:table-cell>
          <table:table-cell table:style-name="Table2.Q54" office:value-type="string">
            <text:p text:style-name="P15"/>
          </table:table-cell>
          <table:table-cell table:style-name="Table2.R54" office:value-type="string">
            <text:p text:style-name="P15">Key 01 of 12</text:p>
          </table:table-cell>
          <table:table-cell table:style-name="Table2.S54" office:value-type="string">
            <text:p text:style-name="P15"/>
          </table:table-cell>
          <table:table-cell table:style-name="Table2.T54" office:value-type="string">
            <text:p text:style-name="P15">Key 01 of 12</text:p>
          </table:table-cell>
          <table:table-cell table:style-name="Table2.U54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2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56">
          <table:covered-table-cell/>
          <table:table-cell table:style-name="Table2.B64" office:value-type="string">
            <text:p text:style-name="P15">Key 03 of 12</text:p>
          </table:table-cell>
          <table:table-cell table:style-name="Table2.C56" office:value-type="string">
            <text:p text:style-name="P15"/>
          </table:table-cell>
          <table:table-cell table:style-name="Table2.D56" office:value-type="string">
            <text:p text:style-name="P15">Key 03 of 12</text:p>
          </table:table-cell>
          <table:table-cell table:style-name="Table2.E56" office:value-type="string">
            <text:p text:style-name="P15"/>
          </table:table-cell>
          <table:table-cell table:style-name="Table2.F56" office:value-type="string">
            <text:p text:style-name="P15">Key 03 of 12</text:p>
          </table:table-cell>
          <table:table-cell table:style-name="Table2.G56" office:value-type="string">
            <text:p text:style-name="P15"/>
          </table:table-cell>
          <table:table-cell table:style-name="Table2.H56" office:value-type="string">
            <text:p text:style-name="P15">Key 03 of 12</text:p>
          </table:table-cell>
          <table:table-cell table:style-name="Table2.I56" office:value-type="string">
            <text:p text:style-name="P15"/>
          </table:table-cell>
          <table:table-cell table:style-name="Table2.J56" office:value-type="string">
            <text:p text:style-name="P15">Key 03 of 12</text:p>
          </table:table-cell>
          <table:table-cell table:style-name="Table2.K56" office:value-type="string">
            <text:p text:style-name="P15"/>
          </table:table-cell>
          <table:table-cell table:style-name="Table2.L56" office:value-type="string">
            <text:p text:style-name="P15">Key 03 of 12</text:p>
          </table:table-cell>
          <table:table-cell table:style-name="Table2.M56" office:value-type="string">
            <text:p text:style-name="P15"/>
          </table:table-cell>
          <table:table-cell table:style-name="Table2.N56" office:value-type="string">
            <text:p text:style-name="P15">Key 03 of 12</text:p>
          </table:table-cell>
          <table:table-cell table:style-name="Table2.O56" office:value-type="string">
            <text:p text:style-name="P15"/>
          </table:table-cell>
          <table:table-cell table:style-name="Table2.P56" office:value-type="string">
            <text:p text:style-name="P15">Key 03 of 12</text:p>
          </table:table-cell>
          <table:table-cell table:style-name="Table2.Q56" office:value-type="string">
            <text:p text:style-name="P15"/>
          </table:table-cell>
          <table:table-cell table:style-name="Table2.R56" office:value-type="string">
            <text:p text:style-name="P15">Key 03 of 12</text:p>
          </table:table-cell>
          <table:table-cell table:style-name="Table2.S56" office:value-type="string">
            <text:p text:style-name="P15"/>
          </table:table-cell>
          <table:table-cell table:style-name="Table2.T56" office:value-type="string">
            <text:p text:style-name="P15">Key 03 of 12</text:p>
          </table:table-cell>
          <table:table-cell table:style-name="Table2.U56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4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58">
          <table:covered-table-cell/>
          <table:table-cell table:style-name="Table2.B64" office:value-type="string">
            <text:p text:style-name="P15">Key 05 of 12</text:p>
          </table:table-cell>
          <table:table-cell table:style-name="Table2.C58" office:value-type="string">
            <text:p text:style-name="P15"/>
          </table:table-cell>
          <table:table-cell table:style-name="Table2.D58" office:value-type="string">
            <text:p text:style-name="P15">Key 05 of 12</text:p>
          </table:table-cell>
          <table:table-cell table:style-name="Table2.E58" office:value-type="string">
            <text:p text:style-name="P15"/>
          </table:table-cell>
          <table:table-cell table:style-name="Table2.F58" office:value-type="string">
            <text:p text:style-name="P15">Key 05 of 12</text:p>
          </table:table-cell>
          <table:table-cell table:style-name="Table2.G58" office:value-type="string">
            <text:p text:style-name="P15"/>
          </table:table-cell>
          <table:table-cell table:style-name="Table2.H58" office:value-type="string">
            <text:p text:style-name="P15">Key 05 of 12</text:p>
          </table:table-cell>
          <table:table-cell table:style-name="Table2.I58" office:value-type="string">
            <text:p text:style-name="P15"/>
          </table:table-cell>
          <table:table-cell table:style-name="Table2.J58" office:value-type="string">
            <text:p text:style-name="P15">Key 05 of 12</text:p>
          </table:table-cell>
          <table:table-cell table:style-name="Table2.K58" office:value-type="string">
            <text:p text:style-name="P15"/>
          </table:table-cell>
          <table:table-cell table:style-name="Table2.L58" office:value-type="string">
            <text:p text:style-name="P15">Key 05 of 12</text:p>
          </table:table-cell>
          <table:table-cell table:style-name="Table2.M58" office:value-type="string">
            <text:p text:style-name="P15"/>
          </table:table-cell>
          <table:table-cell table:style-name="Table2.N58" office:value-type="string">
            <text:p text:style-name="P15">Key 05 of 12</text:p>
          </table:table-cell>
          <table:table-cell table:style-name="Table2.O58" office:value-type="string">
            <text:p text:style-name="P15"/>
          </table:table-cell>
          <table:table-cell table:style-name="Table2.P58" office:value-type="string">
            <text:p text:style-name="P15">Key 05 of 12</text:p>
          </table:table-cell>
          <table:table-cell table:style-name="Table2.Q58" office:value-type="string">
            <text:p text:style-name="P15"/>
          </table:table-cell>
          <table:table-cell table:style-name="Table2.R58" office:value-type="string">
            <text:p text:style-name="P15">Key 05 of 12</text:p>
          </table:table-cell>
          <table:table-cell table:style-name="Table2.S58" office:value-type="string">
            <text:p text:style-name="P15"/>
          </table:table-cell>
          <table:table-cell table:style-name="Table2.T58" office:value-type="string">
            <text:p text:style-name="P15">Key 05 of 12</text:p>
          </table:table-cell>
          <table:table-cell table:style-name="Table2.U58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6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60">
          <table:covered-table-cell/>
          <table:table-cell table:style-name="Table2.B64" office:value-type="string">
            <text:p text:style-name="P15">Key 07 of 12</text:p>
          </table:table-cell>
          <table:table-cell table:style-name="Table2.C60" office:value-type="string">
            <text:p text:style-name="P15"/>
          </table:table-cell>
          <table:table-cell table:style-name="Table2.D60" office:value-type="string">
            <text:p text:style-name="P15">Key 07 of 12</text:p>
          </table:table-cell>
          <table:table-cell table:style-name="Table2.E60" office:value-type="string">
            <text:p text:style-name="P15"/>
          </table:table-cell>
          <table:table-cell table:style-name="Table2.F60" office:value-type="string">
            <text:p text:style-name="P15">Key 07 of 12</text:p>
          </table:table-cell>
          <table:table-cell table:style-name="Table2.G60" office:value-type="string">
            <text:p text:style-name="P15"/>
          </table:table-cell>
          <table:table-cell table:style-name="Table2.H60" office:value-type="string">
            <text:p text:style-name="P15">Key 07 of 12</text:p>
          </table:table-cell>
          <table:table-cell table:style-name="Table2.I60" office:value-type="string">
            <text:p text:style-name="P15"/>
          </table:table-cell>
          <table:table-cell table:style-name="Table2.J60" office:value-type="string">
            <text:p text:style-name="P15">Key 07 of 12</text:p>
          </table:table-cell>
          <table:table-cell table:style-name="Table2.K60" office:value-type="string">
            <text:p text:style-name="P15"/>
          </table:table-cell>
          <table:table-cell table:style-name="Table2.L60" office:value-type="string">
            <text:p text:style-name="P15">Key 07 of 12</text:p>
          </table:table-cell>
          <table:table-cell table:style-name="Table2.M60" office:value-type="string">
            <text:p text:style-name="P15"/>
          </table:table-cell>
          <table:table-cell table:style-name="Table2.N60" office:value-type="string">
            <text:p text:style-name="P15">Key 07 of 12</text:p>
          </table:table-cell>
          <table:table-cell table:style-name="Table2.O60" office:value-type="string">
            <text:p text:style-name="P15"/>
          </table:table-cell>
          <table:table-cell table:style-name="Table2.P60" office:value-type="string">
            <text:p text:style-name="P15">Key 07 of 12</text:p>
          </table:table-cell>
          <table:table-cell table:style-name="Table2.Q60" office:value-type="string">
            <text:p text:style-name="P15"/>
          </table:table-cell>
          <table:table-cell table:style-name="Table2.R60" office:value-type="string">
            <text:p text:style-name="P15">Key 07 of 12</text:p>
          </table:table-cell>
          <table:table-cell table:style-name="Table2.S60" office:value-type="string">
            <text:p text:style-name="P15"/>
          </table:table-cell>
          <table:table-cell table:style-name="Table2.T60" office:value-type="string">
            <text:p text:style-name="P15">Key 07 of 12</text:p>
          </table:table-cell>
          <table:table-cell table:style-name="Table2.U60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08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62">
          <table:covered-table-cell/>
          <table:table-cell table:style-name="Table2.B64" office:value-type="string">
            <text:p text:style-name="P15">Key 09 of 12</text:p>
          </table:table-cell>
          <table:table-cell table:style-name="Table2.C62" office:value-type="string">
            <text:p text:style-name="P15"/>
          </table:table-cell>
          <table:table-cell table:style-name="Table2.D62" office:value-type="string">
            <text:p text:style-name="P15">Key 09 of 12</text:p>
          </table:table-cell>
          <table:table-cell table:style-name="Table2.E62" office:value-type="string">
            <text:p text:style-name="P15"/>
          </table:table-cell>
          <table:table-cell table:style-name="Table2.F62" office:value-type="string">
            <text:p text:style-name="P15">Key 09 of 12</text:p>
          </table:table-cell>
          <table:table-cell table:style-name="Table2.G62" office:value-type="string">
            <text:p text:style-name="P15"/>
          </table:table-cell>
          <table:table-cell table:style-name="Table2.H62" office:value-type="string">
            <text:p text:style-name="P15">Key 09 of 12</text:p>
          </table:table-cell>
          <table:table-cell table:style-name="Table2.I62" office:value-type="string">
            <text:p text:style-name="P15"/>
          </table:table-cell>
          <table:table-cell table:style-name="Table2.J62" office:value-type="string">
            <text:p text:style-name="P15">Key 09 of 12</text:p>
          </table:table-cell>
          <table:table-cell table:style-name="Table2.K62" office:value-type="string">
            <text:p text:style-name="P15"/>
          </table:table-cell>
          <table:table-cell table:style-name="Table2.L62" office:value-type="string">
            <text:p text:style-name="P15">Key 09 of 12</text:p>
          </table:table-cell>
          <table:table-cell table:style-name="Table2.M62" office:value-type="string">
            <text:p text:style-name="P15"/>
          </table:table-cell>
          <table:table-cell table:style-name="Table2.N62" office:value-type="string">
            <text:p text:style-name="P15">Key 09 of 12</text:p>
          </table:table-cell>
          <table:table-cell table:style-name="Table2.O62" office:value-type="string">
            <text:p text:style-name="P15"/>
          </table:table-cell>
          <table:table-cell table:style-name="Table2.P62" office:value-type="string">
            <text:p text:style-name="P15">Key 09 of 12</text:p>
          </table:table-cell>
          <table:table-cell table:style-name="Table2.Q62" office:value-type="string">
            <text:p text:style-name="P15"/>
          </table:table-cell>
          <table:table-cell table:style-name="Table2.R62" office:value-type="string">
            <text:p text:style-name="P15">Key 09 of 12</text:p>
          </table:table-cell>
          <table:table-cell table:style-name="Table2.S62" office:value-type="string">
            <text:p text:style-name="P15"/>
          </table:table-cell>
          <table:table-cell table:style-name="Table2.T62" office:value-type="string">
            <text:p text:style-name="P15">Key 09 of 12</text:p>
          </table:table-cell>
          <table:table-cell table:style-name="Table2.U62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0 of 12</text:p>
          </table:table-cell>
          <table:table-cell table:style-name="Table2.E5" office:value-type="string">
            <text:p text:style-name="P15"/>
          </table:table-cell>
        </table:table-row>
        <table:table-row table:style-name="Table2.64">
          <table:covered-table-cell/>
          <table:table-cell table:style-name="Table2.B64" office:value-type="string">
            <text:p text:style-name="P15">Key 11 of 12</text:p>
          </table:table-cell>
          <table:table-cell table:style-name="Table2.C64" office:value-type="string">
            <text:p text:style-name="P15"/>
          </table:table-cell>
          <table:table-cell table:style-name="Table2.D64" office:value-type="string">
            <text:p text:style-name="P15">Key 11 of 12</text:p>
          </table:table-cell>
          <table:table-cell table:style-name="Table2.E64" office:value-type="string">
            <text:p text:style-name="P15"/>
          </table:table-cell>
          <table:table-cell table:style-name="Table2.F64" office:value-type="string">
            <text:p text:style-name="P15">Key 11 of 12</text:p>
          </table:table-cell>
          <table:table-cell table:style-name="Table2.G64" office:value-type="string">
            <text:p text:style-name="P15"/>
          </table:table-cell>
          <table:table-cell table:style-name="Table2.H64" office:value-type="string">
            <text:p text:style-name="P15">Key 11 of 12</text:p>
          </table:table-cell>
          <table:table-cell table:style-name="Table2.I64" office:value-type="string">
            <text:p text:style-name="P15"/>
          </table:table-cell>
          <table:table-cell table:style-name="Table2.J64" office:value-type="string">
            <text:p text:style-name="P15">Key 11 of 12</text:p>
          </table:table-cell>
          <table:table-cell table:style-name="Table2.K64" office:value-type="string">
            <text:p text:style-name="P15"/>
          </table:table-cell>
          <table:table-cell table:style-name="Table2.L64" office:value-type="string">
            <text:p text:style-name="P15">Key 11 of 12</text:p>
          </table:table-cell>
          <table:table-cell table:style-name="Table2.M64" office:value-type="string">
            <text:p text:style-name="P15"/>
          </table:table-cell>
          <table:table-cell table:style-name="Table2.N64" office:value-type="string">
            <text:p text:style-name="P15">Key 11 of 12</text:p>
          </table:table-cell>
          <table:table-cell table:style-name="Table2.O64" office:value-type="string">
            <text:p text:style-name="P15"/>
          </table:table-cell>
          <table:table-cell table:style-name="Table2.P64" office:value-type="string">
            <text:p text:style-name="P15">Key 11 of 12</text:p>
          </table:table-cell>
          <table:table-cell table:style-name="Table2.Q64" office:value-type="string">
            <text:p text:style-name="P15"/>
          </table:table-cell>
          <table:table-cell table:style-name="Table2.R64" office:value-type="string">
            <text:p text:style-name="P15">Key 11 of 12</text:p>
          </table:table-cell>
          <table:table-cell table:style-name="Table2.S64" office:value-type="string">
            <text:p text:style-name="P15"/>
          </table:table-cell>
          <table:table-cell table:style-name="Table2.T64" office:value-type="string">
            <text:p text:style-name="P15">Key 11 of 12</text:p>
          </table:table-cell>
          <table:table-cell table:style-name="Table2.U64" office:value-type="string">
            <text:p text:style-name="P15"/>
          </table:table-cell>
        </table:table-row>
        <table:table-row table:style-name="Table2.1">
          <table:covered-table-cell/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5">Key 12 of 12</text:p>
          </table:table-cell>
          <table:table-cell table:style-name="Table2.E5" office:value-type="string">
            <text:p text:style-name="P1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7in" table:align="margins"/>
    </style:style>
    <style:style style:name="Table1.A" style:family="table-column">
      <style:table-column-properties style:column-width="7.7in" style:rel-column-width="65535*"/>
    </style:style>
    <style:style style:name="Table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fo:font-size="2pt" officeooo:rsid="001e8505" officeooo:paragraph-rsid="001e8505" style:font-size-asian="1.75pt" style:font-size-complex="2pt"/>
    </style:style>
    <style:style style:name="MP2" style:family="paragraph" style:parent-style-name="Table_20_Contents">
      <style:paragraph-properties fo:text-align="start" style:justify-single-word="false"/>
      <style:text-properties fo:font-weight="bold" officeooo:rsid="001e8505" officeooo:paragraph-rsid="001e8505" style:font-weight-asian="bold" style:font-weight-complex="bold"/>
    </style:style>
    <style:style style:name="MP3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MT1" style:family="text">
      <style:text-properties officeooo:rsid="002d09a9"/>
    </style:style>
    <style:page-layout style:name="Mpm1">
      <style:page-layout-properties fo:page-width="8.5in" fo:page-height="11in" style:num-format="1" style:print-orientation="portrait" fo:margin-top="0.2in" fo:margin-bottom="0.2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row table:style-name="TableLine94246190194144">
            <table:table-cell table:style-name="Table1.A1" office:value-type="string">
              <text:p text:style-name="MP2">Page 000<text:span text:style-name="MT1">2</text:span></text:p>
            </table:table-cell>
          </table:table-row>
          <table:table-row table:style-name="TableLine94246190221536">
            <table:table-cell table:style-name="Table1.A1" office:value-type="string">
              <text:p text:style-name="MP3">Saxtalk.com Daily Saxophone Etudes Volume 1 – Eb Edition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23:43:33.211732531</meta:creation-date>
    <dc:date>2021-08-23T18:06:16.112517987</dc:date>
    <meta:editing-duration>PT32M56S</meta:editing-duration>
    <meta:editing-cycles>7</meta:editing-cycles>
    <meta:generator>LibreOffice/7.1.5.2$Linux_X86_64 LibreOffice_project/10$Build-2</meta:generator>
    <meta:document-statistic meta:table-count="2" meta:image-count="0" meta:object-count="0" meta:page-count="1" meta:paragraph-count="723" meta:word-count="2598" meta:character-count="8113" meta:non-whitespace-character-count="6236"/>
  </office:meta>
</office:document-meta>
</file>